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3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2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1" svg:font-family="'Segoe UI Symbol'" style:font-family-generic="swiss" style:font-pitch="variable"/>
    <style:font-face style:name="Segoe UI Symbol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fo:font-size="20pt"/>
    </style:style>
    <style:style style:name="P9" style:family="paragraph">
      <style:text-properties style:font-name="Segoe UI5" fo:font-size="26pt" style:font-size-asian="36pt" style:font-size-complex="36pt"/>
    </style:style>
    <style:style style:name="P10" style:family="paragraph">
      <style:paragraph-properties fo:line-height="150%"/>
    </style:style>
    <style:style style:name="P11" style:family="paragraph">
      <style:text-properties fo:font-size="22pt" style:font-size-asian="28pt" style:font-size-complex="2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style:text-position="-33% 58%" fo:font-size="24pt"/>
    </style:style>
    <style:style style:name="T5" style:family="text">
      <style:text-properties fo:font-size="24pt" fo:font-style="normal" style:font-style-asian="normal" style:font-style-complex="normal"/>
    </style:style>
    <style:style style:name="T6" style:family="text">
      <style:text-properties style:text-position="-33% 58%" fo:font-size="24pt" fo:font-style="italic" style:font-style-asian="italic" style:font-style-complex="italic"/>
    </style:style>
    <style:style style:name="T7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8" style:family="text">
      <style:text-properties style:font-name="Calibri2" fo:font-size="24pt" style:font-name-asian="Calibri3" style:font-name-complex="Calibri3"/>
    </style:style>
    <style:style style:name="T9" style:family="text">
      <style:text-properties style:text-position="33% 58%" style:font-name="Calibri2" fo:font-size="24pt" style:font-name-asian="Calibri3" style:font-name-complex="Calibri3"/>
    </style:style>
    <style:style style:name="T10" style:family="text">
      <style:text-properties style:font-name="Calibri3" fo:font-size="24pt" style:font-name-asian="Calibri3" style:font-name-complex="Calibri3"/>
    </style:style>
    <style:style style:name="T11" style:family="text">
      <style:text-properties style:text-position="-33% 58%" style:font-name="Calibri2" fo:font-size="24pt" style:font-name-asian="Calibri3" style:font-name-complex="Calibri3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24pt" style:font-size-asian="32pt" style:font-size-complex="32pt"/>
    </style:style>
    <style:style style:name="T14" style:family="text">
      <style:text-properties style:text-position="33% 58%" fo:font-size="24pt" style:font-size-asian="32pt" style:font-size-complex="32pt"/>
    </style:style>
    <style:style style:name="T15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33% 58%" fo:font-size="24pt"/>
    </style:style>
    <style:style style:name="T19" style:family="text">
      <style:text-properties style:font-name="Segoe UI Symbol1"/>
    </style:style>
    <style:style style:name="T20" style:family="text">
      <style:text-properties style:text-position="33% 58%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33% 58%" fo:font-style="italic" style:font-style-asian="italic" style:font-style-complex="italic"/>
    </style:style>
    <style:style style:name="T24" style:family="text">
      <style:text-properties fo:font-size="26pt" style:font-size-asian="36pt" style:font-size-complex="36pt"/>
    </style:style>
    <style:style style:name="T25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26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27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8" style:family="text">
      <style:text-properties fo:font-size="26pt" fo:font-style="italic" style:font-size-asian="36pt" style:font-style-asian="italic" style:font-size-complex="36pt" style:font-style-complex="italic"/>
    </style:style>
    <style:style style:name="T29" style:family="text">
      <style:text-properties style:text-position="-33% 58%" fo:font-size="26pt" style:font-size-asian="36pt" style:font-size-complex="36pt"/>
    </style:style>
    <style:style style:name="T30" style:family="text">
      <style:text-properties style:text-position="-33% 58%" style:font-name="Calibri3" fo:font-size="24pt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3" fo:font-size="24pt" style:font-name-asian="Calibri3" style:font-name-complex="Calibri3"/>
    </style:style>
    <style:style style:name="T32" style:family="text">
      <style:text-properties fo:font-size="28pt" style:font-size-asian="40pt" style:font-size-complex="40pt"/>
    </style:style>
    <style:style style:name="T3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4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35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36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37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8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9" style:family="text">
      <style:text-properties fo:font-size="28pt" fo:font-style="italic" style:font-size-asian="40pt" style:font-style-asian="italic" style:font-size-complex="40pt" style:font-style-complex="italic"/>
    </style:style>
    <style:style style:name="T4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41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42" style:family="text">
      <style:text-properties style:text-position="33% 58%" fo:font-size="28pt" style:font-size-asian="40pt" style:font-size-complex="40pt"/>
    </style:style>
    <style:style style:name="T43" style:family="text">
      <style:text-properties style:text-position="-33% 58%" fo:font-size="28pt" style:font-size-asian="40pt" style:font-size-complex="40pt"/>
    </style:style>
    <style:style style:name="T44" style:family="text">
      <style:text-properties style:font-name="Calibri3" fo:font-size="24pt" fo:font-style="normal" style:font-name-asian="Calibri3" style:font-style-asian="normal" style:font-name-complex="Calibri3" style:font-style-complex="normal"/>
    </style:style>
    <style:style style:name="T45" style:family="text">
      <style:text-properties style:text-position="33% 58%" style:font-name="Calibri3" fo:font-size="24pt" fo:font-style="normal" style:font-name-asian="Calibri3" style:font-style-asian="normal" style:font-name-complex="Calibri3" style:font-style-complex="normal"/>
    </style:style>
    <style:style style:name="T46" style:family="text">
      <style:text-properties fo:font-size="20pt" style:font-size-asian="26pt" style:font-size-complex="26pt"/>
    </style:style>
    <style:style style:name="T47" style:family="text">
      <style:text-properties fo:font-size="20pt" fo:font-style="italic" style:font-size-asian="26pt" style:font-style-asian="italic" style:font-size-complex="26pt" style:font-style-complex="italic"/>
    </style:style>
    <style:style style:name="T48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9" style:family="text">
      <style:text-properties style:text-position="33% 58%" fo:font-size="20pt" style:font-size-asian="26pt" style:font-size-complex="26pt"/>
    </style:style>
    <style:style style:name="T50" style:family="text">
      <style:text-properties style:text-position="-33% 58%" fo:font-size="20pt" style:font-size-asian="26pt" style:font-size-complex="26pt"/>
    </style:style>
    <style:style style:name="T51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52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53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54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55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56" style:family="text">
      <style:text-properties fo:font-size="32pt" style:font-size-asian="44pt" style:font-size-complex="44pt"/>
    </style:style>
    <style:style style:name="T57" style:family="text">
      <style:text-properties fo:font-size="32pt" fo:font-style="italic" style:font-size-asian="44pt" style:font-style-asian="italic" style:font-size-complex="44pt" style:font-style-complex="italic"/>
    </style:style>
    <style:style style:name="T58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text-position="33% 58%" fo:font-size="24pt" fo:font-style="italic" style:font-style-asian="italic" style:font-style-complex="italic"/>
    </style:style>
    <style:style style:name="T60" style:family="text">
      <style:text-properties style:text-position="0% 100%" fo:font-size="24pt"/>
    </style:style>
    <style:style style:name="T61" style:family="text">
      <style:text-properties style:text-position="0% 100%" fo:font-size="24pt" fo:font-style="italic" style:font-style-asian="italic" style:font-style-complex="italic"/>
    </style:style>
    <style:style style:name="T6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63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64" style:family="text">
      <style:text-properties style:font-name="Segoe UI2" style:font-name-asian="Segoe UI4" style:font-name-complex="Segoe UI4"/>
    </style:style>
    <style:style style:name="T65" style:family="text">
      <style:text-properties style:text-position="-33% 58%" style:font-name="Calibri2" fo:font-size="24pt" fo:font-style="italic" style:font-name-asian="Calibri3" style:font-style-asian="italic" style:font-name-complex="Calibri3" style:font-style-complex="italic"/>
    </style:style>
    <style:style style:name="T66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67" style:family="text">
      <style:text-properties style:text-position="33% 58%" style:font-name="Calibri3" fo:font-size="24pt" style:font-name-asian="Calibri3" style:font-name-complex="Calibri3"/>
    </style:style>
    <style:style style:name="T68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69" style:family="text">
      <style:text-properties style:font-name="Calibri2" fo:font-size="24pt" fo:font-style="italic" style:font-name-asian="Calibri3" style:font-style-asian="italic" style:font-name-complex="Calibri3" style:font-style-complex="italic"/>
    </style:style>
    <style:style style:name="T70" style:family="text">
      <style:text-properties style:font-name="Segoe UI Symbol3" fo:font-size="24pt" fo:font-style="italic" style:font-name-asian="Segoe UI Symbol3" style:font-style-asian="italic" style:font-name-complex="Segoe UI Symbol3" style:font-style-complex="italic"/>
    </style:style>
    <style:style style:name="T71" style:family="text">
      <style:text-properties fo:font-size="24pt"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style:text-position="33% 58%" fo:font-size="24pt" fo:font-style="normal" style:font-style-asian="normal" style:font-style-complex="normal"/>
    </style:style>
    <style:style style:name="T73" style:family="text">
      <style:text-properties fo:font-size="24pt" fo:font-weight="bold" style:font-weight-asian="bold" style:font-weight-complex="bold"/>
    </style:style>
    <style:style style:name="T74" style:family="text">
      <style:text-properties style:text-position="33% 58%" style:font-name="Segoe UI Symbol3" fo:font-size="24pt" fo:font-style="italic" style:font-name-asian="Segoe UI Symbol3" style:font-style-asian="italic" style:font-name-complex="Segoe UI Symbol3" style:font-style-complex="italic"/>
    </style:style>
    <style:style style:name="T75" style:family="text">
      <style:text-properties style:text-position="0% 100%" fo:font-size="24pt" fo:font-style="normal" style:font-style-asian="normal" style:font-style-complex="normal"/>
    </style:style>
    <style:style style:name="T76" style:family="text">
      <style:text-properties style:font-name="Segoe UI5" fo:font-size="26pt" style:font-size-asian="36pt" style:font-size-complex="36pt"/>
    </style:style>
    <style:style style:name="T77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8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9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80" style:family="text">
      <style:text-properties style:font-name="Segoe UI5" fo:font-size="26pt" style:font-name-asian="Calibri3" style:font-size-asian="36pt" style:font-name-complex="Calibri3" style:font-size-complex="36pt"/>
    </style:style>
    <style:style style:name="T81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82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83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84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85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86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7" style:family="text">
      <style:text-properties style:text-position="0% 100%" fo:font-style="normal" style:font-style-asian="normal" style:font-style-complex="normal"/>
    </style:style>
    <style:style style:name="T88" style:family="text">
      <style:text-properties style:text-position="0% 100%" style:font-name="Calibri2" fo:font-size="24pt" style:font-name-asian="Calibri3" style:font-name-complex="Calibri3"/>
    </style:style>
    <style:style style:name="T89" style:family="text">
      <style:text-properties style:text-position="0% 100%" style:font-name="Calibri2" fo:font-size="24pt" fo:font-style="italic" style:font-name-asian="Calibri3" style:font-style-asian="italic" style:font-name-complex="Calibri3" style:font-style-complex="italic"/>
    </style:style>
    <style:style style:name="T90" style:family="text">
      <style:text-properties style:text-position="33% 58%" style:font-name="Segoe UI4" style:font-name-asian="Segoe UI4" style:font-name-complex="Segoe UI4"/>
    </style:style>
    <style:style style:name="T91" style:family="text">
      <style:text-properties style:text-position="33% 58%" style:font-name="Segoe UI2" style:font-name-asian="Segoe UI4" style:font-name-complex="Segoe UI4"/>
    </style:style>
    <style:style style:name="T92" style:family="text">
      <style:text-properties style:text-position="0% 100%" style:font-name="Calibri3" fo:font-size="24pt" style:font-name-asian="Calibri3" style:font-name-complex="Calibri3"/>
    </style:style>
    <style:style style:name="T93" style:family="text">
      <style:text-properties style:text-position="0% 100%" style:font-name="Calibri3" fo:font-size="24pt" fo:font-style="italic" style:font-name-asian="Calibri3" style:font-style-asian="italic" style:font-name-complex="Calibri3" style:font-style-complex="italic"/>
    </style:style>
    <style:style style:name="T9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9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96" style:family="text">
      <style:text-properties style:font-name="Calibri2" style:font-name-asian="Calibri3" style:font-name-complex="Calibri3"/>
    </style:style>
    <style:style style:name="T97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98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99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100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101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02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03" style:family="text">
      <style:text-properties style:text-position="0% 100%"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04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05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06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0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108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109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110" style:family="text">
      <style:text-properties style:font-name="Segoe UI Symbol3" fo:font-size="24pt" style:font-name-asian="Segoe UI Symbol3" style:font-name-complex="Segoe UI Symbol3"/>
    </style:style>
    <style:style style:name="T111" style:family="text">
      <style:text-properties style:font-name="Calibri2" fo:font-size="24pt" style:font-name-asian="Segoe UI Symbol3" style:font-name-complex="Segoe UI Symbol3"/>
    </style:style>
    <style:style style:name="T112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113" style:family="text">
      <style:text-properties fo:font-size="22pt" style:font-size-asian="28pt" style:font-size-complex="28pt"/>
    </style:style>
    <style:style style:name="T114" style:family="text">
      <style:text-properties fo:font-size="22pt" fo:font-style="italic" style:font-size-asian="28pt" style:font-style-asian="italic" style:font-size-complex="28pt" style:font-style-complex="italic"/>
    </style:style>
    <style:style style:name="T115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116" style:family="text">
      <style:text-properties style:text-position="33% 58%" fo:font-size="22pt" style:font-size-asian="28pt" style:font-size-complex="28pt"/>
    </style:style>
    <style:style style:name="T117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118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119" style:family="text">
      <style:text-properties style:font-name="Segoe UI2" fo:font-size="22pt" style:font-name-asian="Segoe UI Symbol3" style:font-size-asian="28pt" style:font-name-complex="Segoe UI Symbol3" style:font-size-complex="28pt"/>
    </style:style>
    <style:style style:name="T120" style:family="text">
      <style:text-properties style:font-name="Calibri2" fo:font-size="24pt" fo:font-style="normal" style:font-name-asian="Calibri3" style:font-style-asian="normal" style:font-name-complex="Calibri3" style:font-style-complex="normal"/>
    </style:style>
    <style:style style:name="T121" style:family="text">
      <style:text-properties style:font-name="Segoe UI Symbol3" fo:font-size="22pt" fo:font-style="italic" style:font-name-asian="Segoe UI Symbol3" style:font-size-asian="28pt" style:font-style-asian="italic" style:font-name-complex="Segoe UI Symbol3" style:font-size-complex="28pt" style:font-style-complex="italic"/>
    </style:style>
    <style:style style:name="T122" style:family="text">
      <style:text-properties style:text-position="33% 58%" style:font-name="Calibri2" fo:font-size="24pt" fo:font-style="normal" style:font-name-asian="Calibri3" style:font-style-asian="normal" style:font-name-complex="Calibri3" style:font-style-complex="normal"/>
    </style:style>
    <style:style style:name="T123" style:family="text">
      <style:text-properties style:text-position="0% 100%" style:font-name="Calibri2" fo:font-size="24pt" fo:font-style="normal" style:font-name-asian="Calibri3" style:font-style-asian="normal" style:font-name-complex="Calibri3" style:font-style-complex="normal"/>
    </style:style>
    <style:style style:name="T124" style:family="text">
      <style:text-properties style:text-position="33% 58%" style:font-name="Calibri2" fo:font-size="24pt" fo:font-style="italic" style:font-name-asian="Calibri3" style:font-style-asian="italic" style:font-name-complex="Calibri3" style:font-style-complex="italic"/>
    </style:style>
    <style:style style:name="T125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26" style:family="text">
      <style:text-properties style:text-position="33% 58%" fo:font-size="26pt" style:font-size-asian="36pt" style:font-size-complex="36pt"/>
    </style:style>
    <style:style style:name="T127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28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29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30" style:family="text">
      <style:text-properties style:font-name="Segoe UI Symbol1" fo:font-size="24pt" fo:font-style="italic" style:font-style-asian="italic" style:font-style-complex="italic"/>
    </style:style>
    <style:style style:name="T131" style:family="text">
      <style:text-properties style:text-position="-33% 58%" style:font-name="Calibri5" fo:font-size="24pt" fo:font-style="italic" style:font-style-asian="italic" style:font-style-complex="italic"/>
    </style:style>
    <style:style style:name="T132" style:family="text">
      <style:text-properties style:text-position="33% 58%" style:font-name="Calibri5" fo:font-size="24pt"/>
    </style:style>
    <style:style style:name="T133" style:family="text">
      <style:text-properties style:text-position="33% 58%" style:font-name="Calibri5" fo:font-size="24pt" style:font-name-asian="Calibri3" style:font-name-complex="Calibri3"/>
    </style:style>
    <style:style style:name="T134" style:family="text">
      <style:text-properties style:text-position="33% 58%" fo:font-size="32pt" style:font-size-asian="44pt" style:font-size-complex="44pt"/>
    </style:style>
    <style:style style:name="T135" style:family="text">
      <style:text-properties style:text-position="33% 58%" style:font-name="Segoe UI4" fo:font-size="32pt" style:font-size-asian="44pt" style:font-size-complex="44pt"/>
    </style:style>
    <style:style style:name="T136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37" style:family="text">
      <style:text-properties style:text-position="33% 58%" style:font-name="Segoe UI4"/>
    </style:style>
    <style:style style:name="T138" style:family="text">
      <style:text-properties style:font-name="Segoe UI Symbol1" fo:font-size="24pt" fo:font-style="italic" style:font-name-asian="Calibri3" style:font-style-asian="italic" style:font-name-complex="Calibri3" style:font-style-complex="italic"/>
    </style:style>
    <style:style style:name="T139" style:family="text">
      <style:text-properties style:text-position="-33% 58%" style:font-name="Calibri5" fo:font-size="24pt" fo:font-style="italic" style:font-name-asian="Calibri3" style:font-style-asian="italic" style:font-name-complex="Calibri3" style:font-style-complex="italic"/>
    </style:style>
    <style:style style:name="T140" style:family="text">
      <style:text-properties style:font-name="Calibri5" fo:font-size="24pt" style:font-name-asian="Calibri3" style:font-name-complex="Calibri3"/>
    </style:style>
    <style:style style:name="T141" style:family="text">
      <style:text-properties style:font-name="Calibri5" fo:font-size="24pt" fo:font-style="italic" style:font-name-asian="Calibri3" style:font-style-asian="italic" style:font-name-complex="Calibri3" style:font-style-complex="italic"/>
    </style:style>
    <style:style style:name="T142" style:family="text">
      <style:text-properties style:text-position="0% 100%" style:font-name="Calibri5" fo:font-size="24pt" fo:font-style="normal" style:font-name-asian="Calibri3" style:font-style-asian="normal" style:font-name-complex="Calibri3" style:font-style-complex="normal"/>
    </style:style>
    <style:style style:name="T143" style:family="text">
      <style:text-properties style:text-position="0% 100%" style:font-name="Calibri5" fo:font-size="24pt" fo:font-style="italic" style:font-name-asian="Calibri3" style:font-style-asian="italic" style:font-name-complex="Calibri3" style:font-style-complex="italic"/>
    </style:style>
    <style:style style:name="T144" style:family="text">
      <style:text-properties style:text-position="33% 58%" style:font-name="Calibri5" fo:font-size="24pt" fo:font-style="normal" style:font-name-asian="Calibri3" style:font-style-asian="normal" style:font-name-complex="Calibri3" style:font-style-complex="normal"/>
    </style:style>
    <style:style style:name="T145" style:family="text">
      <style:text-properties style:font-name="Segoe UI Symbol1" fo:font-style="italic" style:font-style-asian="italic" style:font-style-complex="italic"/>
    </style:style>
    <style:style style:name="T146" style:family="text">
      <style:text-properties fo:font-size="18pt" style:font-size-asian="18pt" style:font-size-complex="18pt"/>
    </style:style>
    <style:style style:name="T147" style:family="text">
      <style:text-properties fo:font-size="18pt" fo:font-style="italic" style:font-size-asian="18pt" style:font-style-asian="italic" style:font-size-complex="18pt" style:font-style-complex="italic"/>
    </style:style>
    <style:style style:name="T148" style:family="text">
      <style:text-properties style:font-name="Calibri3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49" style:family="text">
      <style:text-properties style:text-position="-33% 58%" style:font-name="Calibri2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50" style:family="text">
      <style:text-properties style:font-name="Calibri2" fo:font-size="18pt" style:font-name-asian="Calibri3" style:font-size-asian="18pt" style:font-name-complex="Calibri3" style:font-size-complex="18pt"/>
    </style:style>
    <style:style style:name="T151" style:family="text">
      <style:text-properties style:font-name="Segoe UI Symbol1" fo:font-size="18pt" fo:font-style="italic" style:font-size-asian="18pt" style:font-style-asian="italic" style:font-size-complex="18pt" style:font-style-complex="italic"/>
    </style:style>
    <style:style style:name="T152" style:family="text">
      <style:text-properties style:text-position="-33% 58%" fo:font-size="18pt" style:font-size-asian="18pt" style:font-size-complex="18pt"/>
    </style:style>
    <style:style style:name="T153" style:family="text">
      <style:text-properties fo:font-size="14pt" style:font-size-asian="14pt" style:font-size-complex="14pt"/>
    </style:style>
    <style:style style:name="T154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55" style:family="text">
      <style:text-properties style:text-position="-33% 58%" style:font-name="Calibri5" fo:font-size="18pt" fo:font-style="italic" style:font-size-asian="18pt" style:font-style-asian="italic" style:font-size-complex="18pt" style:font-style-complex="italic"/>
    </style:style>
    <style:style style:name="T156" style:family="text">
      <style:text-properties style:text-position="33% 58%" style:font-name="Calibri5" fo:font-size="18pt" fo:font-style="normal" style:font-size-asian="18pt" style:font-style-asian="normal" style:font-size-complex="18pt" style:font-style-complex="normal"/>
    </style:style>
    <style:style style:name="T157" style:family="text">
      <style:text-properties style:text-position="33% 58%" style:font-name="Calibri3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8" style:family="text">
      <style:text-properties style:text-position="33% 58%"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9" style:family="text">
      <style:text-properties style:text-position="33% 58%" fo:font-size="18pt" style:font-size-asian="18pt" style:font-size-complex="18pt"/>
    </style:style>
    <style:style style:name="T160" style:family="text">
      <style:text-properties style:text-position="33% 58%" style:font-name="Calibri3" fo:font-size="18pt" style:font-name-asian="Calibri3" style:font-size-asian="18pt" style:font-name-complex="Calibri3" style:font-size-complex="18pt"/>
    </style:style>
    <style:style style:name="T161" style:family="text">
      <style:text-properties style:text-position="33% 58%" style:font-name="Calibri2" fo:font-size="18pt" style:font-name-asian="Calibri3" style:font-size-asian="18pt" style:font-name-complex="Calibri3" style:font-size-complex="18pt"/>
    </style:style>
    <style:style style:name="T162" style:family="text">
      <style:text-properties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63" style:family="text">
      <style:text-properties style:font-name="Segoe UI Symbol1" fo:font-size="26pt" fo:font-style="italic" style:font-size-asian="36pt" style:font-style-asian="italic" style:font-size-complex="36pt" style:font-style-complex="italic"/>
    </style:style>
    <style:style style:name="T164" style:family="text">
      <style:text-properties style:text-position="-33% 58%"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5" style:family="text">
      <style:text-properties style:text-position="33% 58%" style:font-name="Calibri2" style:font-name-asian="Calibri3" style:font-name-complex="Calibri3"/>
    </style:style>
    <style:style style:name="T16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7" style:family="text">
      <style:text-properties style:font-name="Segoe UI Symbol3" fo:font-style="italic" style:font-name-asian="Segoe UI Symbol3" style:font-style-asian="italic" style:font-name-complex="Segoe UI Symbol3" style:font-style-complex="italic"/>
    </style:style>
    <style:style style:name="T168" style:family="text">
      <style:text-properties style:text-position="-33% 58%" style:font-name="Segoe UI2" fo:font-style="italic" style:font-name-asian="Segoe UI Symbol3" style:font-style-asian="italic" style:font-name-complex="Segoe UI Symbol3" style:font-style-complex="italic"/>
    </style:style>
    <style:style style:name="T169" style:family="text">
      <style:text-properties style:text-position="33% 58%" style:font-name="Segoe UI2" fo:font-style="normal" style:font-name-asian="Segoe UI Symbol3" style:font-style-asian="normal" style:font-name-complex="Segoe UI Symbol3" style:font-style-complex="normal"/>
    </style:style>
    <style:style style:name="T170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171" style:family="text">
      <style:text-properties style:text-position="33% 58%" style:font-name="Segoe UI2" fo:font-style="normal" style:font-name-asian="Segoe UI4" style:font-style-asian="normal" style:font-name-complex="Segoe UI4" style:font-style-complex="normal"/>
    </style:style>
    <style:style style:name="T172" style:family="text">
      <style:text-properties style:font-name="Segoe UI2" style:font-name-asian="Segoe UI Symbol3" style:font-name-complex="Segoe UI Symbol3"/>
    </style:style>
    <style:style style:name="T173" style:family="text">
      <style:text-properties style:text-position="0% 100%" style:font-name="Segoe UI4" fo:font-size="18pt" fo:font-style="italic" style:font-name-asian="Segoe UI4" style:font-size-asian="18pt" style:font-style-asian="italic" style:font-name-complex="Segoe UI4" style:font-size-complex="18pt" style:font-style-complex="italic"/>
    </style:style>
    <style:style style:name="T174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75" style:family="text">
      <style:text-properties style:font-name="Segoe UI Symbol1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76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77" style:family="text">
      <style:text-properties style:text-position="-33% 58%" style:font-name="Calibri2" fo:font-style="italic" style:font-name-asian="Segoe UI Symbol3" style:font-style-asian="italic" style:font-name-complex="Segoe UI Symbol3" style:font-style-complex="italic"/>
    </style:style>
    <style:style style:name="T178" style:family="text">
      <style:text-properties style:text-position="33% 58%" style:font-name="Calibri2" style:font-name-asian="Segoe UI Symbol3" style:font-name-complex="Segoe UI Symbol3"/>
    </style:style>
    <style:style style:name="T179" style:family="text">
      <style:text-properties style:font-name="Calibri2" style:font-name-asian="Segoe UI Symbol3" style:font-name-complex="Segoe UI Symbol3"/>
    </style:style>
    <style:style style:name="T180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81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82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83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84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85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86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87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88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wird von direkten Produktzuständen gelöst. Der Zwei-Teilchen-Zustand wird formal als kommutatives Produkt der beiden Ein-Teilchen-Zustände gese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untere Index bezeichnet die Anzahl der Teilchen in dem System, beispielsweise 1 (</text:span><text:span text:style-name="T3">ℋ</text:span><text:span text:style-name="T4">1</text:span><text:span text:style-name="T2">), </text:span><text:span text:style-name="T5">2</text:span><text:span text:style-name="T2"> (</text:span><text:span text:style-name="T3">ℋ</text:span><text:span text:style-name="T4">2</text:span><text:span text:style-name="T2">) oder </text:span><text:span text:style-name="T3">N</text:span><text:span text:style-name="T2"> (</text:span><text:span text:style-name="T3">ℋ</text:span><text:span text:style-name="T6">N</text:span><text:span text:style-name="T2">).</text:span></text:p>
            <text:p><text:span text:style-name="T2"/></text:p>
            <text:p><text:span text:style-name="T2">Der obere Index bezeichnet die unterscheidbaren und daher numerierbaren Teilchen:</text:span></text:p>
            <text:p><text:span text:style-name="T2">Zum Beispiel Teilchen 2: |</text:span><text:span text:style-name="T7">η</text:span><text:span text:style-name="T8">⟩</text:span><text:span text:style-name="T9">(2)</text:span><text:span text:style-name="T8"> </text:span><text:span text:style-name="T10">ϵ</text:span><text:span text:style-name="T8"> ℋ</text:span><text:span text:style-name="T11">1</text:span><text:span text:style-name="T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2">ℋ</text:span><text:span text:style-name="T13">2</text:span><text:span text:style-name="T1"> = </text:span><text:span text:style-name="T12">ℋ</text:span><text:span text:style-name="T13">1</text:span><text:span text:style-name="T14">(1)</text:span><text:span text:style-name="T1"> </text:span><text:span text:style-name="T15">× </text:span><text:span text:style-name="T12">ℋ</text:span><text:span text:style-name="T13">1</text:span><text:span text:style-name="T14">(2)</text:span><text:span text:style-name="T1"> wenn </text:span><text:span text:style-name="T12">ℋ</text:span><text:span text:style-name="T13">1</text:span><text:span text:style-name="T14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us allen direkten Produktzuständen sowie aus allen denkbaren Linearkombinationen dieser Produktzustände mit komplexen Koeffizienten: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16">ℋ</text:span><text:span text:style-name="T17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Nicht jedes Element in ℋ</text:span><text:span text:style-name="T4">2</text:span><text:span text:style-name="T2"> lässt sich durch direkte Produktzustände ausdrücken, jedoch ist jeder direkte Produktzustand Element von ℋ</text:span><text:span text:style-name="T4">2</text:span><text:span text:style-name="T2">.</text:span></text:p>
            <text:p><text:span text:style-name="T2"/></text:p>
            <text:p><text:span text:style-name="T2">Bei vorliegenden Wechselwirkungen sind direkte Produktzustände nicht mehr Eigenzustände zum Gesamt-Hamilton-Operator, allerdings lassen sich diese (WW-Eigenzustände) nach den Eigenzuständen des freien Systems entwickeln, so dass sie Element des ℋ</text:span><text:span text:style-name="T4">2</text:span><text:span text:style-name="T2"> sind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16">ℋ</text:span><text:span text:style-name="T17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ur Zustände aus demselben Teilraum werden miteinander kombiniert.</text:span></text:p>
            <text:p><text:span text:style-name="T2">Für reine Produktzustände als echte Teilmenge des ℋ</text:span><text:span text:style-name="T4">2</text:span><text:span text:style-name="T2"> gilt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ür allgmeine Zustände des Produktraums ℋ</text:span><text:span text:style-name="T4">2</text:span><text:span text:style-name="T2"> gilt:</text:span>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16">ℋ</text:span><text:span text:style-name="T17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s seien</text:span></text:p>
            <text:p><text:span text:style-name="T2"><text:s/></text:span><text:span text:style-name="T2">{|</text:span><text:span text:style-name="T3">a</text:span><text:span text:style-name="T6">n</text:span><text:span text:style-name="T18">(1)</text:span><text:span text:style-name="T2">⟩} ; {|</text:span><text:span text:style-name="T3">b</text:span><text:span text:style-name="T6">m</text:span><text:span text:style-name="T18">(2)</text:span><text:span text:style-name="T2">⟩} </text:span></text:p>
            <text:p><text:span text:style-name="T2">Eigenzustände vollständiger Sätze kommutierender Observablen in ℋ</text:span><text:span text:style-name="T4">1</text:span><text:span text:style-name="T18">(1)</text:span><text:span text:style-name="T2"> bzw. ℋ</text:span><text:span text:style-name="T4">1</text:span><text:span text:style-name="T18">(2)</text:span><text:span text:style-name="T2"> und damit orthonormierte Basen dieser Räume, dann bilden die Produktzustände</text:span></text:p>
            <text:p><text:span text:style-name="T2"/></text:p>
            <text:p><text:span text:style-name="T2">{|</text:span><text:span text:style-name="T3">a</text:span><text:span text:style-name="T6">n</text:span><text:span text:style-name="T3">b</text:span><text:span text:style-name="T6">m</text:span><text:span text:style-name="T2">⟩ = |</text:span><text:span text:style-name="T3">a</text:span><text:span text:style-name="T6">n</text:span><text:span text:style-name="T18">(1)</text:span><text:span text:style-name="T2">⟩|</text:span><text:span text:style-name="T3">b</text:span><text:span text:style-name="T6">m</text:span><text:span text:style-name="T18">(2)</text:span><text:span text:style-name="T2">⟩}</text:span></text:p>
            <text:p><text:span text:style-name="T2"/></text:p>
            <text:p><text:span text:style-name="T2">eine orthonormierte Basis des ℋ</text:span><text:span text:style-name="T4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elche Größe hat die Dimension des Produktraums bei zwei unterscheidbaren Teilch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entspricht dem Produkt der Dimensionen der Ein-Teilchen-Räume <text:span text:style-name="T19">ℋ</text:span><text:span text:style-name="T17">1</text:span><text:span text:style-name="T20">(1)</text:span> und <text:span text:style-name="T19">ℋ</text:span><text:span text:style-name="T17">1</text:span><text:span text:style-name="T20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Gibt es nur ein Basissystem für den Produktraum <text:span text:style-name="T19">ℋ</text:span><text:span text:style-name="T17">2</text:span> bei unterscheidbaren Teilch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Nein, es gibt außer der Basis, dessen Elemente direkte Produkte eines Zustands aus <text:span text:style-name="T19">ℋ</text:span><text:span text:style-name="T17">1</text:span><text:span text:style-name="T20">(1)</text:span> und <text:span text:style-name="T19">ℋ</text:span><text:span text:style-name="T17">1</text:span><text:span text:style-name="T20">(2)</text:span> sind, noch andere, bspw. bei Zwei-Teilchen-Systemen mit abstandsabhängiger Wechselwirkung <text:span text:style-name="T16">V</text:span> = <text:span text:style-name="T16">V</text:span>(|<text:span text:style-name="T21">r</text:span><text:span text:style-name="T17">1</text:span> – <text:span text:style-name="T21">r</text:span><text:span text:style-name="T17">2</text:span>|) nach einer Transformation auf Schwerpunkt- und Relativkoordinaten <text:span text:style-name="T21">R</text:span> und <text:span text:style-name="T22">r</text:span>, oder im Produktraum zweier Einzeldrehimpulse <text:span text:style-name="T21">j</text:span><text:span text:style-name="T17">1</text:span> und <text:span text:style-name="T21">j</text:span><text:span text:style-name="T17">2</text:span> die Eigenzustände |<text:span text:style-name="T16">j</text:span><text:span text:style-name="T17">1</text:span> <text:span text:style-name="T16">j</text:span><text:span text:style-name="T17">2</text:span> ; <text:span text:style-name="T16">j</text:span> <text:span text:style-name="T16">m</text:span><text:span text:style-name="T23">j</text:span>⟩ des Gesamtdrehimpulses als Ba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4">Wie entwickelt man den Zwei-Teilchen-Zustand |</text:span><text:span text:style-name="T25">φ</text:span><text:span text:style-name="T26">2</text:span><text:span text:style-name="T27">⟩</text:span><text:span text:style-name="T24"> nach den Basen des </text:span><text:span text:style-name="T28">ℋ</text:span><text:span text:style-name="T29">2</text:span><text:span text:style-name="T24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><text:span text:style-name="T2"/></text:p>
            <text:p><text:span text:style-name="T2">Man entwickelt zunächst die Ein-Teilchen-Zustände nach den jeweiligen, in ihren Ein-Teilchen-Räumen ℋ</text:span><text:span text:style-name="T4">1</text:span><text:span text:style-name="T18">(1,2)</text:span><text:span text:style-name="T2"> vollständigen Basen {|</text:span><text:span text:style-name="T3">a</text:span><text:span text:style-name="T6">n</text:span><text:span text:style-name="T18">(1)</text:span><text:span text:style-name="T2">⟩}, {|</text:span><text:span text:style-name="T3">b</text:span><text:span text:style-name="T6">m</text:span><text:span text:style-name="T18">(2)</text:span><text:span text:style-name="T2">⟩}:</text:span></text:p>
            <text:p><text:span text:style-name="T2"/></text:p>
            <text:p><text:span text:style-name="T2"/></text:p>
            <text:p><text:span text:style-name="T2">und erhält so durch Einsetze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 Komponenten </text:span><text:span text:style-name="T7">ϒ</text:span><text:span text:style-name="T30">nm</text:span><text:span text:style-name="T10">(</text:span><text:span text:style-name="T7">φ</text:span><text:span text:style-name="T10">) des allgemeinen Zustands |</text:span><text:span text:style-name="T7">φ</text:span><text:span text:style-name="T31">2</text:span><text:span text:style-name="T10">⟩ versteht man als Projektionen von |</text:span><text:span text:style-name="T7">φ</text:span><text:span text:style-name="T31">2</text:span><text:span text:style-name="T10">⟩ auf die entsprechenden Basiszustände |</text:span><text:span text:style-name="T7">a</text:span><text:span text:style-name="T30">n</text:span><text:span text:style-name="T10"> </text:span><text:span text:style-name="T7">b</text:span><text:span text:style-name="T30">m</text:span><text:span text:style-name="T10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Es sei |</text:span><text:span text:style-name="T33">φ</text:span><text:span text:style-name="T34">2</text:span><text:span text:style-name="T32">⟩ </text:span><text:span text:style-name="T35">ϵ</text:span><text:span text:style-name="T36"> </text:span><text:span text:style-name="T37">ℋ</text:span><text:span text:style-name="T38">2</text:span><text:span text:style-name="T32"> und |</text:span><text:span text:style-name="T39">a</text:span><text:span text:style-name="T40">n</text:span><text:span text:style-name="T41"> </text:span><text:span text:style-name="T39">b</text:span><text:span text:style-name="T40">m</text:span><text:span text:style-name="T32">⟩ = |</text:span><text:span text:style-name="T39">a</text:span><text:span text:style-name="T40">n</text:span><text:span text:style-name="T42">(1)</text:span><text:span text:style-name="T32">⟩ |</text:span><text:span text:style-name="T39">b</text:span><text:span text:style-name="T40">m</text:span><text:span text:style-name="T42">(2)</text:span><text:span text:style-name="T32">⟩ ein Basiszustand des </text:span><text:span text:style-name="T39">ℋ</text:span><text:span text:style-name="T43">2</text:span><text:span text:style-name="T32">. Was bedeutet dann |⟨</text:span><text:span text:style-name="T39">a</text:span><text:span text:style-name="T40">n</text:span><text:span text:style-name="T41"> </text:span><text:span text:style-name="T39">b</text:span><text:span text:style-name="T40">m</text:span><text:span text:style-name="T32">|</text:span><text:span text:style-name="T33">φ</text:span><text:span text:style-name="T34">2</text:span><text:span text:style-name="T32">⟩|</text:span><text:span text:style-name="T42">2</text:span><text:span text:style-name="T32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Wahrscheinlichkeit, bei einer Messung am Zwei-Teilchen-System </text:span></text:p>
            <text:p><text:span text:style-name="T2">|</text:span><text:span text:style-name="T7">φ</text:span><text:span text:style-name="T44">2⟩ Teilchen 1 im Zustand |</text:span><text:span text:style-name="T7">a</text:span><text:span text:style-name="T30">n</text:span><text:span text:style-name="T45">(1)</text:span><text:span text:style-name="T44">⟩ und Teilchen 2 im Zustand |</text:span><text:span text:style-name="T7">b</text:span><text:span text:style-name="T30">m</text:span><text:span text:style-name="T45">(2)</text:span><text:span text:style-name="T44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46">Die Eigenzustände |</text:span><text:span text:style-name="T47">a</text:span><text:span text:style-name="T48">n</text:span><text:span text:style-name="T49">(1)</text:span><text:span text:style-name="T46">⟩ des Operators </text:span><text:span text:style-name="T47">A</text:span><text:span text:style-name="T50">1</text:span><text:span text:style-name="T49">(1)</text:span><text:span text:style-name="T46"> sollen eine Basis des </text:span><text:span text:style-name="T47">ℋ</text:span><text:span text:style-name="T50">1</text:span><text:span text:style-name="T49">(1)</text:span><text:span text:style-name="T46"> bilden. Wie lautet dann die Spektraldarstellung von </text:span><text:span text:style-name="T47">A</text:span><text:span text:style-name="T50">1</text:span><text:span text:style-name="T49">(1)</text:span><text:span text:style-name="T46"> im Produktraum </text:span><text:span text:style-name="T47">ℋ</text:span><text:span text:style-name="T50">2</text:span><text:span text:style-name="T46"> = </text:span><text:span text:style-name="T47">ℋ</text:span><text:span text:style-name="T50">1</text:span><text:span text:style-name="T49">(1)</text:span><text:span text:style-name="T46"> </text:span><text:span text:style-name="T51">×</text:span><text:span text:style-name="T52"> </text:span><text:span text:style-name="T53">ℋ</text:span><text:span text:style-name="T54">1</text:span><text:span text:style-name="T55">(2)</text:span><text:span text:style-name="T52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Ein-Teilchen-Operatoren die sich auf verschiedene Teilchen beziehen kommutieren auf jeden Fall:</text:span>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56">Wie sieht der Hilbert-Raum </text:span><text:span text:style-name="T57">ℋ</text:span><text:span text:style-name="T58">N</text:span><text:span text:style-name="T56"> eines Systems aus </text:span><text:span text:style-name="T57">N</text:span><text:span text:style-name="T56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r enthält alle direkten </text:span><text:span text:style-name="T3">N</text:span><text:span text:style-name="T2">-Teilchen-Produktzustände aus Ein-Teilchen-Zuständen der Räume </text:span><text:span text:style-name="T3">ℋ</text:span><text:span text:style-name="T4">1</text:span><text:span text:style-name="T18">( </text:span><text:span text:style-name="T59">i </text:span><text:span text:style-name="T18">)</text:span><text:span text:style-name="T2"> und alle Linearkombinationen dersel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32">Wie konstruiert man eine orthonormierte Basis im </text:span><text:span text:style-name="T39">ℋ</text:span><text:span text:style-name="T40">N</text:span><text:span text:style-name="T32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nalog zu </text:span><text:span text:style-name="T3">ℋ</text:span><text:span text:style-name="T4">2</text:span><text:span text:style-name="T60">:</text:span></text:p>
            <text:p><text:span text:style-name="T60">die Produktzustände aus den Eigenzuständen vollständiger Sätze kommutierender Observablen in </text:span><text:span text:style-name="T61">ℋ</text:span><text:span text:style-name="T4">1</text:span><text:span text:style-name="T18">( </text:span><text:span text:style-name="T59">i</text:span><text:span text:style-name="T18"> )</text:span><text:span text:style-name="T60"> bilden eine orthonormierte Basis des </text:span><text:span text:style-name="T61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16">N</text:span>-Teilchen-Zustands |<text:span text:style-name="T62">ψ</text:span><text:span text:style-name="T63">N</text:span><text:span text:style-name="T64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ormiert man die Zustände des </text:span><text:span text:style-name="T3">ℋ</text:span><text:span text:style-name="T6">N</text:span><text:span text:style-name="T2"> auf 1, so kann die statistische Interpretation aus der der Ein-Teilchen-Zustände verallgemein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Teilchen, die in allen ihren Teilcheneigenschaften (z.B. Masse, Spin, Ladung, magnetisches Moment, Volumen, Trägheitsmoment) übereinstimmen.</text:span></text:p>
            <text:p><text:span text:style-name="T2"/></text:p>
            <text:p><text:span text:style-name="T2">Ort, Impuls, Drehimpuls oder bspw. Spinprojektion sind zeitlich veränderbar und keine Teilcheneigensch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allerdings kann man sie durch exakte Messung ihres Ortes und Impulses identifiz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Identische Teilchen sind grundsätzlich ununterscheidbar und besitzen somit keine Individualitä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Grundvoraussetzungen müssen die Observablen eines Systems aus </text:span><text:span text:style-name="T39">N</text:span><text:span text:style-name="T32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müssen explizit und in gleichgewichtiger (symmetrischer) Weise von den Koordinaten aller Teilchen abhä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16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|</text:span><text:span text:style-name="T7">φ</text:span><text:span text:style-name="T65">N</text:span><text:span text:style-name="T8">⟩ </text:span><text:span text:style-name="T10">≡</text:span><text:span text:style-name="T8"> |</text:span><text:span text:style-name="T7">φ</text:span><text:span text:style-name="T66">α</text:span><text:span text:style-name="T31">1</text:span><text:span text:style-name="T67">(1)</text:span><text:span text:style-name="T10"> </text:span><text:span text:style-name="T7">φ</text:span><text:span text:style-name="T66">α</text:span><text:span text:style-name="T31">2</text:span><text:span text:style-name="T67">(2)</text:span><text:span text:style-name="T10"> . . . </text:span><text:span text:style-name="T7">φ</text:span><text:span text:style-name="T66">α</text:span><text:span text:style-name="T30">N</text:span><text:span text:style-name="T67">(</text:span><text:span text:style-name="T68">N</text:span><text:span text:style-name="T67">)</text:span><text:span text:style-name="T8">⟩</text:span></text:p>
            <text:p><text:span text:style-name="T8"/></text:p>
            <text:p><text:span text:style-name="T8">Der untere Index bezieht sich auf die (Sätze von) Quantenzahlen, durch welche die Ein-Teilchen-Zustände als Elemente des </text:span><text:span text:style-name="T69">N</text:span><text:span text:style-name="T8">-Teilchen-Zustands eindeutig charakterisiert sind, der obere Index bezeichnet die in diesem </text:span><text:span text:style-name="T69">N</text:span><text:span text:style-name="T8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Der Permutationsoperator </text:span><text:span text:style-name="T70">℘</text:span><text:span text:style-name="T5"> verändert die Verteilung der Teilchen über die </text:span><text:span text:style-name="T3">N</text:span><text:span text:style-name="T5"> Ein-Teilchen-Zustände: er ändert die Reihenfolge der Teilchenindizes. Jede Permutation lässt sich auf ein Produkt einfacher Vertauschungen zweier Teilchen zurückführen.</text:span></text:p>
            <text:p><text:span text:style-name="T5"/></text:p>
            <text:p><text:span text:style-name="T5">Der Transpositionsoperator </text:span><text:span text:style-name="T3">P</text:span><text:span text:style-name="T6">ij</text:span><text:span text:style-name="T5"> vertauscht das Teilchen an der </text:span><text:span text:style-name="T3">i</text:span><text:span text:style-name="T5">-ten und der </text:span><text:span text:style-name="T3">j</text:span><text:span text:style-name="T5">-ten </text:span><text:span text:style-name="T71">Position</text:span><text:span text:style-name="T5">, er ist somit eine einfache Permutation zweier Teilchen. Die Quantenzahlen bleiben hiervon unberührt!</text:span></text:p>
            <text:p><text:span text:style-name="T5"/></text:p>
            <text:p><text:span text:style-name="T5"/></text:p>
            <text:p><text:span text:style-name="T5">Wichtig: es wird nicht das </text:span><text:span text:style-name="T3">i</text:span><text:span text:style-name="T5">-te und </text:span><text:span text:style-name="T3">j</text:span><text:span text:style-name="T5">-te Teilchen vertauscht, sondern es tauschen die Teilchen an </text:span><text:span text:style-name="T3">i</text:span><text:span text:style-name="T5">-ter und </text:span><text:span text:style-name="T3">j</text:span><text:span text:style-name="T5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normalerweise ni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rum sind der Permutationsoperator <text:span text:style-name="T16">℘</text:span> und der Transpositionsoperator <text:span text:style-name="T16">P</text:span><text:span text:style-name="T23">ij</text:span> unitär?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Weil aufgrund der Ununterscheidbarkeit der Teilchen die Norm des Zustands durch die Abbildung nicht geändert werden da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Ist der Permutations-(Transpositions-)operator im Produktraum </text:span><text:span text:style-name="T57">ℋ</text:span><text:span text:style-name="T58">N</text:span><text:span text:style-name="T56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Permutationsoperator nicht (aufgrund der Nicht-Vertauschbarkeit des Transpositionsoperators), der Transpositionsoperator selber schon (er entspricht seinem Adjungierten):</text:span></text:p>
            <text:p><text:span text:style-name="T2"/></text:p>
            <text:p><text:span text:style-name="T3">P</text:span><text:span text:style-name="T6">ij</text:span><text:span text:style-name="T72">2</text:span><text:span text:style-name="T2"> = </text:span><text:span text:style-name="T73">1</text:span><text:span text:style-name="T6">N</text:span><text:span text:style-name="T2"> ⇔ </text:span><text:span text:style-name="T3">P</text:span><text:span text:style-name="T6">ij</text:span><text:span text:style-name="T2"> = </text:span><text:span text:style-name="T3">P</text:span><text:span text:style-name="T6">ij</text:span><text:span text:style-name="T18">-1</text:span></text:p>
            <text:p><text:span text:style-name="T2">⇒ </text:span><text:span text:style-name="T70">℘</text:span><text:span text:style-name="T74"> </text:span><text:span text:style-name="T45">†</text:span><text:span text:style-name="T2"> </text:span><text:span text:style-name="T2">= </text:span><text:span text:style-name="T70">℘</text:span><text:span text:style-name="T18"> -1</text:span><text:span text:style-name="T2"> <text:s/>; </text:span><text:span text:style-name="T2"><text:tab/></text:span><text:span text:style-name="T2"> </text:span><text:span text:style-name="T3">P</text:span><text:span text:style-name="T6">ij</text:span><text:span text:style-name="T67">†</text:span><text:span text:style-name="T2"> = </text:span><text:span text:style-name="T3">P</text:span><text:span text:style-name="T6">ij</text:span><text:span text:style-name="T18">-1</text:span><text:span text:style-name="T2"> = </text:span><text:span text:style-name="T3">P</text:span><text:span text:style-name="T6">ij</text:span></text:p>
            <text:p><text:span text:style-name="T75">(beide sind unitär: ihr Inverses entspricht ihrem Adjungiert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as Vertauschen von Teilchenindizes in den Zustandssymbolen darf den eigentlichen Messwert nicht ändern: es muß die Operatoridentität </text:span>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<text:span text:style-name="T8"> gelten</text:span><text:span text:style-name="T2">!</text:span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0.339cm" svg:height="1.478cm" svg:x="3.83cm" svg:y="15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6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9" draw:layer="layout" svg:width="25.199cm" svg:height="3.506cm" svg:x="1.4cm" svg:y="0.835cm" presentation:class="title" presentation:user-transformed="true">
          <draw:text-box>
            <text:p><text:span text:style-name="T76">Was folgt aus der Operatoridentität </text:span><text:span text:style-name="T77">A</text:span><text:span text:style-name="T78">N</text:span><text:span text:style-name="T76"> = </text:span><text:span text:style-name="T77">P</text:span><text:span text:style-name="T78">ij</text:span><text:span text:style-name="T79">†</text:span><text:span text:style-name="T80"> </text:span><text:span text:style-name="T81">A</text:span><text:span text:style-name="T82">N</text:span><text:span text:style-name="T80"> </text:span><text:span text:style-name="T81">P</text:span><text:span text:style-name="T82">ij</text:span><text:span text:style-name="T76"> für den Kommutator des Transpositionsoperators mit Observablen</text:span><text:span text:style-name="T83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Er ist Null, d.h. alle </text:span><text:span text:style-name="T3">erlaubten</text:span><text:span text:style-name="T2"> Observablen kommutieren mit allen Transpositions- und damit auch Permutationsoperatoren:</text:span></text:p>
            <text:p><text:span text:style-name="T2"/></text:p>
            <text:p><text:span text:style-name="T2">[</text:span><text:span text:style-name="T3">A</text:span><text:span text:style-name="T6">N</text:span><text:span text:style-name="T2"> , </text:span><text:span text:style-name="T3">P</text:span><text:span text:style-name="T6">ij</text:span><text:span text:style-name="T2">]_ = 0 für alle </text:span><text:span text:style-name="T3">i</text:span><text:span text:style-name="T2">,</text:span><text:span text:style-name="T3">j</text:span></text:p>
            <text:p><text:span text:style-name="T5"/></text:p>
            <text:p><text:span text:style-name="T5">(Das gleiche gilt natürlich auch für den Permutationsoperator:</text:span><text:span text:style-name="T5"><text:line-break/></text:span><text:span text:style-name="T5">[</text:span><text:span text:style-name="T3">A</text:span><text:span text:style-name="T6">N</text:span><text:span text:style-name="T5"> , </text:span><text:span text:style-name="T3">℘</text:span><text:span text:style-name="T5">]_ = 0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Zustände eines Systems identischer Teilchen sind gegenüber Vertauschung zweier Teilchenindizes entweder symmetrisch oder antisymmetrisch</text:span>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32">Ist der Produktraum </text:span><text:span text:style-name="T39">ℋ</text:span><text:span text:style-name="T40">N</text:span><text:span text:style-name="T32"> = </text:span><text:span text:style-name="T39">ℋ</text:span><text:span text:style-name="T43">1</text:span><text:span text:style-name="T42">(1)</text:span><text:span text:style-name="T32"> </text:span><text:span text:style-name="T35">× </text:span><text:span text:style-name="T33">ℋ</text:span><text:span text:style-name="T34">1</text:span><text:span text:style-name="T84">(2)</text:span><text:span text:style-name="T35"> × . . . × </text:span><text:span text:style-name="T33">ℋ</text:span><text:span text:style-name="T85">1</text:span><text:span text:style-name="T84">(</text:span><text:span text:style-name="T86">N</text:span><text:span text:style-name="T84">)</text:span><text:span text:style-name="T35"> zur Beschreibung </text:span><text:span text:style-name="T33">N</text:span><text:span text:style-name="T35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da nicht alle Elemente die Symmetrieforderung (also entweder symmetrisch oder antisymmetrisch sind) erfüllen! Aus diesem Grund wird der (Anti-)Symmetrieoperator eingeführt, um rein (anti-)symmetrische Zustände zu erhal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Grund für die Einführung des Symmetrieoperator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er Produktraum <text:span text:style-name="T19">ℋ</text:span><text:span text:style-name="T23">N</text:span><text:span text:style-name="T87"> enthält Elemente, die weder symmetrisch noch antisymmetrisch sind. Um nur rein (anti-)symmetrische Zustände zu erhalten wird der (Anti-)Symmetrieoperator verwend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a der Zeitentwicklungsoperator </text:span><text:span text:style-name="T3">U</text:span><text:span text:style-name="T2"> mit dem Transpositionsoperator </text:span><text:span text:style-name="T3">P</text:span><text:span text:style-name="T6">ij</text:span><text:span text:style-name="T2"> vertauscht:</text:span></text:p>
            <text:p><text:span text:style-name="T2"/></text:p>
            <text:p><text:span text:style-name="T2">[</text:span><text:span text:style-name="T3">U</text:span><text:span text:style-name="T2"> , </text:span><text:span text:style-name="T3">P</text:span><text:span text:style-name="T6">ij</text:span><text:span text:style-name="T2">]_ = 0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24">Gibt es einen Operator, der einen symmetrischen auf einen antisymmetrischen Zustand abbilden kann (oder umgekehrt)?</text:span>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Nein:</text:span></text:p>
            <text:p><text:span text:style-name="T2">⟨</text:span><text:span text:style-name="T7">φ</text:span><text:span text:style-name="T65">N</text:span><text:span text:style-name="T9">(+)</text:span><text:span text:style-name="T8"> | </text:span><text:span text:style-name="T69">A</text:span><text:span text:style-name="T65">N</text:span><text:span text:style-name="T8"> | </text:span><text:span text:style-name="T7">φ</text:span><text:span text:style-name="T65">N</text:span><text:span text:style-name="T9">(+)</text:span><text:span text:style-name="T88">⟩ = 0 <text:s text:c="2"/>∀ </text:span><text:span text:style-name="T89">A</text:span><text:span text:style-name="T6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4" draw:layer="layout" svg:width="25.199cm" svg:height="3.506cm" svg:x="1.4cm" svg:y="0.834cm" presentation:class="title" presentation:user-transformed="true">
          <draw:text-box>
            <text:p><text:span text:style-name="T24">Gibt es Mischzustände, d.h. Zustände die sowohl symmetrische als auch antisymmetrische Zustände enthalten?</text:span>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N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16">ℋ</text:span><text:span text:style-name="T23">N</text:span><text:span text:style-name="T20">(</text:span><text:span text:style-name="T90">±</text:span><text:span text:style-name="T91">)</text:span><text:span text:style-name="T64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7">𝓗</text:span><text:span text:style-name="T30">N</text:span><text:span text:style-name="T67">(+)</text:span><text:span text:style-name="T92">: Raum der symmetrischen Zustände |</text:span><text:span text:style-name="T93">φ</text:span><text:span text:style-name="T30">N</text:span><text:span text:style-name="T67">(+)</text:span><text:span text:style-name="T92">⟩ ∈ </text:span><text:span text:style-name="T93">𝓗</text:span><text:span text:style-name="T30">N</text:span></text:p>
            <text:p><text:span text:style-name="T2">Wendet man den Transpositionsoperator auf symmetrische Zustände </text:span></text:p>
            <text:p><text:span text:style-name="T2">|</text:span><text:span text:style-name="T7">φ</text:span><text:span text:style-name="T67">(+)</text:span><text:span text:style-name="T10">⟩ ∈</text:span><text:span text:style-name="T2"> </text:span><text:span text:style-name="T3">𝓗</text:span><text:span text:style-name="T6">N</text:span><text:span text:style-name="T18">(+)</text:span><text:span text:style-name="T2"> an, so ändert sich das Vorzeichen der Zustände nicht:</text:span></text:p>
            <text:p><text:span text:style-name="T3">P</text:span><text:span text:style-name="T6">ij</text:span><text:span text:style-name="T2"> |</text:span><text:span text:style-name="T7">φ</text:span><text:span text:style-name="T30">N</text:span><text:span text:style-name="T67">(+)</text:span><text:span text:style-name="T10">⟩ </text:span><text:span text:style-name="T2">= |</text:span><text:span text:style-name="T7">φ</text:span><text:span text:style-name="T30">N</text:span><text:span text:style-name="T67">(+)</text:span><text:span text:style-name="T10">⟩</text:span></text:p>
            <text:p><text:span text:style-name="T10"/></text:p>
            <text:p><text:span text:style-name="T7">𝓗</text:span><text:span text:style-name="T30">N</text:span><text:span text:style-name="T67">(-)</text:span><text:span text:style-name="T92">: Raum der antisymmetrischen Zustände |</text:span><text:span text:style-name="T93">φ</text:span><text:span text:style-name="T30">N</text:span><text:span text:style-name="T67">(-)</text:span><text:span text:style-name="T92">⟩ ∈ </text:span><text:span text:style-name="T93">𝓗</text:span><text:span text:style-name="T30">N</text:span></text:p>
            <text:p><text:span text:style-name="T10">Wendet man den Transpositionsoperator auf antisymmetrische Zustände </text:span></text:p>
            <text:p><text:span text:style-name="T10">|</text:span><text:span text:style-name="T7">φ</text:span><text:span text:style-name="T67">(-)</text:span><text:span text:style-name="T10">⟩ ∈ </text:span><text:span text:style-name="T7">𝓗</text:span><text:span text:style-name="T30">N</text:span><text:span text:style-name="T67">(-)</text:span><text:span text:style-name="T10"> an, so ändert sich das Vorzeichen der Zustände:</text:span></text:p>
            <text:p><text:span text:style-name="T3">P</text:span><text:span text:style-name="T6">ij</text:span><text:span text:style-name="T2"> |</text:span><text:span text:style-name="T7">φ</text:span><text:span text:style-name="T30">N</text:span><text:span text:style-name="T67">(-)</text:span><text:span text:style-name="T10">⟩ </text:span><text:span text:style-name="T2">= –|</text:span><text:span text:style-name="T7">φ</text:span><text:span text:style-name="T30">N</text:span><text:span text:style-name="T67">(-)</text:span><text:span text:style-name="T10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16">ℋ</text:span><text:span text:style-name="T23">N</text:span><text:span text:style-name="T20">(</text:span><text:span text:style-name="T90">+</text:span><text:span text:style-name="T91">)</text:span> mit einem des <text:span text:style-name="T16">ℋ</text:span><text:span text:style-name="T23">N</text:span><text:span text:style-name="T20">(</text:span><text:span text:style-name="T90">-</text:span><text:span text:style-name="T91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0, da sie orthogonal zueinander sind</text:span>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ürde sich dasselbe System in Zuständen mit unterschiedlichen Symmetrieverhalten befinden, so wäre auch jede Linearkombination jener ein möglicher Zustand. Dieser wäre aber weder symmetrisch noch antisymmetr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Grund für die Einführung des Symmetrieoperator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Notwendigkeit, rein symmetrische oder antisymmetrische Zustände zu erhal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as begründet das Symmetrieverhalten der Zustände ununterscheidbarer Teilche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as Verhalten des Zustands bei Permutationen.</text:p>
            <text:p/>
            <text:p>Da das Vertauschen von Indizes den Erwartungswert einer Observablen nicht ändern darf, erhält man die Operatoridentität</text:p>
            <text:p>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begründet sich die Aufteilung in Symmetrie und Antisymmetrie?</text:p>
          </draw:text-box>
        </draw:frame>
        <draw:frame presentation:style-name="pr4" draw:layer="layout" svg:width="25.199cm" svg:height="15.431cm" svg:x="1.4cm" svg:y="4.991cm" presentation:class="subtitle" presentation:user-transformed="true">
          <draw:text-box>
            <text:p>Betrachtet man das Verhalten eines <text:span text:style-name="T16">erlaubten</text:span> Zustands |<text:span text:style-name="T94">φ</text:span><text:span text:style-name="T95">N</text:span><text:span text:style-name="T96">⟩</text:span> bzw. des Projektionsoperators |<text:span text:style-name="T94">φ</text:span><text:span text:style-name="T95">N</text:span><text:span text:style-name="T96">⟩⟨</text:span><text:span text:style-name="T94">φ</text:span><text:span text:style-name="T95">N</text:span><text:span text:style-name="T97">|</text:span>, einer <text:span text:style-name="T16">erlaubten</text:span> Observablen (welche die Operatoridentität 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 erfüllt), so erkennt man anhand</text:p>
            <text:p text:style-name="P10">|<text:span text:style-name="T94">φ</text:span><text:span text:style-name="T95">N</text:span><text:span text:style-name="T96">⟩⟨</text:span><text:span text:style-name="T94">φ</text:span><text:span text:style-name="T95">N</text:span><text:span text:style-name="T97">| = </text:span><text:span text:style-name="T98">P</text:span><text:span text:style-name="T95">ij</text:span><text:span text:style-name="T99">†</text:span><text:span text:style-name="T97"> |</text:span><text:span text:style-name="T100">φ</text:span><text:span text:style-name="T95">N</text:span><text:span text:style-name="T97">⟩⟨</text:span><text:span text:style-name="T100">φ</text:span><text:span text:style-name="T95">N</text:span><text:span text:style-name="T97">|</text:span><text:span text:style-name="T98">P</text:span><text:span text:style-name="T95">ij</text:span><text:span text:style-name="T97"> <text:s/>= |</text:span><text:span text:style-name="T98">P</text:span><text:span text:style-name="T95">ij</text:span><text:span text:style-name="T99">†</text:span><text:span text:style-name="T97"> </text:span><text:span text:style-name="T100">φ</text:span><text:span text:style-name="T95">N</text:span><text:span text:style-name="T97">⟩⟨</text:span><text:span text:style-name="T98">P</text:span><text:span text:style-name="T95">ij</text:span><text:span text:style-name="T99">†</text:span><text:span text:style-name="T97"> </text:span><text:span text:style-name="T100">φ</text:span><text:span text:style-name="T95">N</text:span><text:span text:style-name="T97">| = |</text:span><text:span text:style-name="T98">P</text:span><text:span text:style-name="T95">ij</text:span><text:span text:style-name="T97"> </text:span><text:span text:style-name="T100">φ</text:span><text:span text:style-name="T95">N</text:span><text:span text:style-name="T97">⟩⟨</text:span><text:span text:style-name="T98">P</text:span><text:span text:style-name="T95">ij</text:span><text:span text:style-name="T97"> </text:span><text:span text:style-name="T100">φ</text:span><text:span text:style-name="T95">N</text:span><text:span text:style-name="T97">|</text:span></text:p>
            <text:p/>
            <text:p>dass der Zustand |<text:span text:style-name="T16">P</text:span><text:span text:style-name="T23">ij</text:span> <text:span text:style-name="T94">φ</text:span><text:span text:style-name="T95">N</text:span><text:span text:style-name="T96">⟩</text:span> denselben Unterraum wie |<text:span text:style-name="T94">φ</text:span><text:span text:style-name="T95">N</text:span><text:span text:style-name="T96">⟩</text:span> erzeugt. Das bedingt, dass beide Hilbert-Raumvektoren parallel sind, also dass |<text:span text:style-name="T94">φ</text:span><text:span text:style-name="T95">N</text:span><text:span text:style-name="T96">⟩ </text:span><text:span text:style-name="T101">Eigenzustand</text:span><text:span text:style-name="T96"> zu </text:span><text:span text:style-name="T101">P</text:span><text:span text:style-name="T95">ij</text:span><text:span text:style-name="T96"> ist:</text:span></text:p>
            <text:p text:style-name="P10"><text:span text:style-name="T98">P</text:span><text:span text:style-name="T95">ij</text:span><text:span text:style-name="T97"> |</text:span><text:span text:style-name="T100">φ</text:span><text:span text:style-name="T95">N</text:span><text:span text:style-name="T97">⟩ = </text:span><text:span text:style-name="T100">λ</text:span><text:span text:style-name="T95">ij</text:span><text:span text:style-name="T97"> |</text:span><text:span text:style-name="T100">φ</text:span><text:span text:style-name="T95">N</text:span><text:span text:style-name="T97">⟩</text:span></text:p>
            <text:p><text:span text:style-name="T97">Da </text:span><text:span text:style-name="T98">P</text:span><text:span text:style-name="T95">ij</text:span><text:span text:style-name="T102">2</text:span><text:span text:style-name="T97"> = </text:span><text:span text:style-name="T103">1</text:span><text:span text:style-name="T95">N</text:span><text:span text:style-name="T97"> ⇔ </text:span><text:span text:style-name="T98">P</text:span><text:span text:style-name="T95">ij</text:span><text:span text:style-name="T97"> = </text:span><text:span text:style-name="T98">P</text:span><text:span text:style-name="T95">ij</text:span><text:span text:style-name="T102">-1</text:span><text:span text:style-name="T97"> gilt, kommt als </text:span><text:span text:style-name="T98">Eigenwert</text:span><text:span text:style-name="T97"> nur </text:span><text:span text:style-name="T100">λ</text:span><text:span text:style-name="T95">ij</text:span><text:span text:style-name="T97"> = </text:span><text:span text:style-name="T104">±</text:span><text:span text:style-name="T97">1 <text:s text:c="2"/>∀ </text:span><text:span text:style-name="T98">i</text:span><text:span text:style-name="T97">,</text:span><text:span text:style-name="T98">j</text:span><text:span text:style-name="T97"> <text:s/>in Frage, dh. die Eigenwertgleichung des Transpositionsoperators lautet:</text:span></text:p>
            <text:p><text:span text:style-name="T98">P</text:span><text:span text:style-name="T95">ij</text:span><text:span text:style-name="T97"> |</text:span><text:span text:style-name="T100">φ</text:span><text:span text:style-name="T95">N</text:span><text:span text:style-name="T102">(</text:span><text:span text:style-name="T99">±)</text:span><text:span text:style-name="T97">⟩ = </text:span><text:span text:style-name="T104">±</text:span><text:span text:style-name="T97">|</text:span><text:span text:style-name="T100">φ</text:span><text:span text:style-name="T95">N</text:span><text:span text:style-name="T102">(</text:span><text:span text:style-name="T99">±)</text:span><text:span text:style-name="T97">⟩ <text:s text:c="2"/>∀ </text:span><text:span text:style-name="T98">i</text:span><text:span text:style-name="T97">,</text:span><text:span text:style-name="T98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105">φ</text:span><text:span text:style-name="T106">N</text:span><text:span text:style-name="T1">⟩ </text:span><text:span text:style-name="T15">∈</text:span><text:span text:style-name="T1"> </text:span><text:span text:style-name="T12">ℋ</text:span><text:span text:style-name="T107">N</text:span><text:span text:style-name="T1"> einen (anti-)symmetrisierten Zustand des </text:span><text:span text:style-name="T12">ℋ</text:span><text:span text:style-name="T107">N</text:span><text:span text:style-name="T14">(</text:span><text:span text:style-name="T108">±</text:span><text:span text:style-name="T109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urch Anwendung des (Anti-)Symmetrisierungsoperators</text:span></text:p>
            <text:p><text:span text:style-name="T2"/></text:p>
            <text:p><text:span text:style-name="T2"/></text:p>
            <text:p><text:span text:style-name="T2"/></text:p>
            <text:p><text:span text:style-name="T2">(Die Summe läuft über alle denkbaren Permutationen des </text:span><text:span text:style-name="T3">N</text:span><text:span text:style-name="T2">-Tupels (1, 2, . . . , </text:span><text:span text:style-name="T3">N</text:span><text:span text:style-name="T2">) einschließlich der Identität. </text:span><text:span text:style-name="T3">p</text:span><text:span text:style-name="T2"> ist die Zahl der Transpositionen, aus denen </text:span><text:span text:style-name="T110">℘</text:span><text:span text:style-name="T111"> aufgebaut ist)</text:span></text:p>
          </draw:text-box>
        </draw:frame>
        <draw:frame draw:style-name="gr2" draw:text-style-name="P3" draw:layer="layout" svg:width="8.169cm" svg:height="2.645cm" svg:x="9.915cm" svg:y="10.777cm">
          <text:p/>
          <draw:object xlink:href="../(Anti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16">N</text:span>!) ?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16">S</text:span><text:span text:style-name="T23">N</text:span><text:span text:style-name="T20">(</text:span><text:span text:style-name="T90">±</text:span><text:span text:style-name="T91">)</text:span><text:span text:style-name="T64"> mit </text:span><text:span text:style-name="T112">P</text:span><text:span text:style-name="T63">ij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denn es gilt allgemein für erlaubte Operatoren des </text:span><text:span text:style-name="T3">ℋ</text:span><text:span text:style-name="T6">N</text:span><text:span text:style-name="T18">(</text:span><text:span text:style-name="T67">±</text:span><text:span text:style-name="T9">)</text:span><text:span text:style-name="T2">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7.752cm" svg:height="13.609cm" svg:x="0.123cm" svg:y="6.695cm">
          <text:p/>
          <draw:object xlink:href="../Kommutator%20des%20Translationsoperators%20Pij%20mit%20beliebigen%20zulässigen%20Operatoren%20des%20H_N(+-)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1" draw:layer="layout" svg:width="25.199cm" svg:height="3.506cm" svg:x="1.4cm" svg:y="0.833cm" presentation:class="title" presentation:user-transformed="true">
          <draw:text-box>
            <text:p><text:span text:style-name="T113">Was passiert, wenn man den Transpositionsoperators </text:span><text:span text:style-name="T114">P</text:span><text:span text:style-name="T115">ij</text:span><text:span text:style-name="T113"> auf den Symmetrisierungsoperator </text:span><text:span text:style-name="T114">S</text:span><text:span text:style-name="T115">N</text:span><text:span text:style-name="T116">(</text:span><text:span text:style-name="T117">±</text:span><text:span text:style-name="T118">)</text:span><text:span text:style-name="T113"> anwendet</text:span><text:span text:style-name="T119">?</text:span></text:p>
          </draw:text-box>
        </draw:frame>
        <draw:frame presentation:style-name="pr2" draw:text-style-name="P2" draw:layer="layout" svg:width="25.199cm" svg:height="18.777cm" svg:x="1.4cm" svg:y="1.62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Multipliziert man irgendein </text:span><text:span text:style-name="T3">℘</text:span><text:span text:style-name="T2"> der Summe im (Anti-)Symmetrisierungsoperator mit irgendeiner Transposition </text:span><text:span text:style-name="T3">P</text:span><text:span text:style-name="T6">ij</text:span><text:span text:style-name="T2"> , so ergibt sich eine </text:span><text:span text:style-name="T3">andere</text:span><text:span text:style-name="T5"> Permutation </text:span><text:span text:style-name="T3">℘'</text:span><text:span text:style-name="T5"> mit einer um 1 unterschiedlichen Zahl von Transpositionen </text:span><text:span text:style-name="T3">p'</text:span><text:span text:style-name="T5"> = </text:span><text:span text:style-name="T3">p</text:span><text:span text:style-name="T5"> </text:span><text:span text:style-name="T44">± </text:span><text:span text:style-name="T120">1. Da die Summe im (Anti-)Symmetrisierungsoperator </text:span><text:span text:style-name="T69">alle</text:span><text:span text:style-name="T120"> Permutationen enthält, kommt natürlich auch </text:span><text:span text:style-name="T69">℘'</text:span><text:span text:style-name="T120"> darin vor, es ändert sich dort also nichts:</text:span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>Es ändert sich also das Vorzeichen (bei Antisymmetrisierung, ansonsten bleibt es natürlich gleich)</text:span></text:p>
          </draw:text-box>
        </draw:frame>
        <draw:frame draw:style-name="gr2" draw:text-style-name="P3" draw:layer="layout" svg:width="11.215cm" svg:height="7.686cm" svg:x="4.292cm" svg:y="10.756cm">
          <text:p/>
          <draw:object xlink:href="../Anwendung%20des%20Translationsoperators%20auf%20den%20Symmetrisierungsoperator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7.409cm" svg:height="1.537cm" svg:x="18.295cm" svg:y="15.731cm">
          <text:p/>
          <draw:object xlink:href="../Anwendung%20des%20Translationsoperators%20auf%20einen%20(anti-)symmetrischen%20Zustan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11" draw:layer="layout" svg:width="25.199cm" svg:height="3.506cm" svg:x="1.4cm" svg:y="0.833cm" presentation:class="title" presentation:user-transformed="true">
          <draw:text-box>
            <text:p><text:span text:style-name="T113">Was lässt sich aufgrund der Kommutatorbeziehung des Transpositionsoperators </text:span><text:span text:style-name="T114">P</text:span><text:span text:style-name="T115">ij</text:span><text:span text:style-name="T113"> zum Symmetrisierungsoperator </text:span><text:span text:style-name="T114">S</text:span><text:span text:style-name="T115">N</text:span><text:span text:style-name="T116">(</text:span><text:span text:style-name="T117">±</text:span><text:span text:style-name="T118">)</text:span><text:span text:style-name="T113"> für den Permutationsoperator </text:span><text:span text:style-name="T121">℘</text:span><text:span text:style-name="T119"> sagen?</text:span></text:p>
          </draw:text-box>
        </draw:frame>
        <draw:frame presentation:style-name="pr2" draw:text-style-name="P2" draw:layer="layout" svg:width="25.199cm" svg:height="12.18cm" svg:x="1.4cm" svg:y="4.918cm" presentation:class="subtitle" presentation:user-transformed="true">
          <draw:text-box>
            <text:p><text:span text:style-name="T120">Sie überträgt sich auch auf allgemeine Permutationen!</text:span></text:p>
            <text:p><text:span text:style-name="T120"/></text:p>
            <text:p><text:span text:style-name="T120">Aufgrund des Verhaltens der Anwendung von </text:span><text:span text:style-name="T69">P</text:span><text:span text:style-name="T65">ij</text:span><text:span text:style-name="T120"> auf </text:span><text:span text:style-name="T69">S</text:span><text:span text:style-name="T65">N</text:span><text:span text:style-name="T122">(</text:span><text:span text:style-name="T45">±</text:span><text:span text:style-name="T122">)</text:span><text:span text:style-name="T120"> ergibt sich: </text:span></text:p>
            <text:p><text:span text:style-name="T69">℘</text:span><text:span text:style-name="T120"> </text:span><text:span text:style-name="T69">S</text:span><text:span text:style-name="T65">N</text:span><text:span text:style-name="T122">(</text:span><text:span text:style-name="T45">±</text:span><text:span text:style-name="T122">)</text:span><text:span text:style-name="T120"> = </text:span><text:span text:style-name="T69">S</text:span><text:span text:style-name="T65">N</text:span><text:span text:style-name="T122">(</text:span><text:span text:style-name="T45">±</text:span><text:span text:style-name="T122">)</text:span><text:span text:style-name="T123"> </text:span><text:span text:style-name="T89">℘</text:span><text:span text:style-name="T120"> = (</text:span><text:span text:style-name="T44">±</text:span><text:span text:style-name="T120">)</text:span><text:span text:style-name="T124">p</text:span><text:span text:style-name="T120"> </text:span><text:span text:style-name="T69">S</text:span><text:span text:style-name="T65">N</text:span><text:span text:style-name="T122">(</text:span><text:span text:style-name="T45">±</text:span><text:span text:style-name="T122">)</text:span><text:span text:style-name="T123">.</text:span></text:p>
            <text:p><text:span text:style-name="T123"/></text:p>
            <text:p><text:span text:style-name="T123">Abhängig von der Anzahl der Transpositionen, welche nötig sind um um </text:span><text:span text:style-name="T89">℘</text:span><text:span text:style-name="T123"> zu erhalten, ändert sich also das Vorzeichen von </text:span><text:span text:style-name="T89">S</text:span><text:span text:style-name="T65">N</text:span><text:span text:style-name="T122">(</text:span><text:span text:style-name="T45">±</text:span><text:span text:style-name="T122">)</text:span><text:span text:style-name="T123"> (im antisymmetrischen Teilraum)!</text:span></text:p>
          </draw:text-box>
        </draw:frame>
        <draw:frame draw:style-name="gr2" draw:text-style-name="P3" draw:layer="layout" svg:width="8.402cm" svg:height="1.537cm" svg:x="9.798cm" svg:y="15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24">Was ergibt die Anwendung des Symmetrisierungsoperators </text:span><text:span text:style-name="T28">S</text:span><text:span text:style-name="T125">N</text:span><text:span text:style-name="T126">(±)</text:span><text:span text:style-name="T24"> auf einen bereits (anti-)symmetrisierten Zustand |</text:span><text:span text:style-name="T25">φ</text:span><text:span text:style-name="T127">N</text:span><text:span text:style-name="T128">(</text:span><text:span text:style-name="T129">±</text:span><text:span text:style-name="T128">)</text:span><text:span text:style-name="T24">⟩?</text:span></text:p>
          </draw:text-box>
        </draw:frame>
        <draw:frame presentation:style-name="pr2" draw:text-style-name="P2" draw:layer="layout" svg:width="25.199cm" svg:height="15.962cm" svg:x="1.4cm" svg:y="5.025cm" presentation:class="subtitle" presentation:user-transformed="true">
          <draw:text-box>
            <text:p><text:span text:style-name="T2">Der (anti-)symmetrisierte Zustand bleibt erhalten: bereits (anti-)symmetrisierte Zustände werden durch ihn auf sich selbst abgebilde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s sieht man dadurch, dass für Zustände |</text:span><text:span text:style-name="T7">φ</text:span><text:span text:style-name="T65">N</text:span><text:span text:style-name="T9">(</text:span><text:span text:style-name="T67">±</text:span><text:span text:style-name="T9">)</text:span><text:span text:style-name="T8">⟩</text:span><text:span text:style-name="T2"> ∈ </text:span><text:span text:style-name="T130">ℋ</text:span><text:span text:style-name="T131">N</text:span><text:span text:style-name="T132">(</text:span><text:span text:style-name="T67">±</text:span><text:span text:style-name="T133">)</text:span><text:span text:style-name="T2"> gilt:</text:span></text:p>
            <text:p><text:span text:style-name="T2"/></text:p>
            <text:p><text:span text:style-name="T2"/></text:p>
            <text:p><text:span text:style-name="T2">Da </text:span><text:span text:style-name="T3">℘</text:span><text:span text:style-name="T2"> = </text:span><text:span text:style-name="T3">℘</text:span><text:span text:style-name="T2"> (aus vorheriger Anwendung von </text:span><text:span text:style-name="T3">S</text:span><text:span text:style-name="T6">N</text:span><text:span text:style-name="T18">(</text:span><text:span text:style-name="T67">±</text:span><text:span text:style-name="T9">)</text:span><text:span text:style-name="T2">) ist, ist in diesem Fall </text:span><text:span text:style-name="T3">p</text:span><text:span text:style-name="T2"> = </text:span><text:span text:style-name="T3">p</text:span></text:p>
          </draw:text-box>
        </draw:frame>
        <draw:frame draw:style-name="gr2" draw:text-style-name="P3" draw:layer="layout" svg:width="18.274cm" svg:height="7.69cm" svg:x="4.862cm" svg:y="8.654cm">
          <text:p/>
          <draw:object xlink:href="../Identische%20Abbildung%20des%20(Anti-)Symmetrisierungsoperators.odf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3" draw:layer="layout" svg:width="19.395cm" svg:height="2.865cm" svg:x="7.202cm" svg:y="17.167cm">
          <text:p/>
          <draw:object xlink:href="../Erläuterung%20zur%20Identitätsabbildung%20des%20(Anti-)Symmtrisierungsoperator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>
            <draw:text-box>
              <text:p>Für Zustände aus dem unsymmetrisierten Raum gilt diese Beziehung nicht!</text:p>
              <text:p/>
              <text:p>Man kann möglicherweise auch argumentieren dass keine erneute Permutation der vorherigen Permutation stattfindet, daher <text:span text:style-name="T16">p</text:span> = 0 ist, sich das Vorzeichen also nicht ändert. Allerdings weiß ich nicht ob diese Argumentation gültig ist.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16">S</text:span><text:span text:style-name="T23">N</text:span><text:span text:style-name="T20">(+)</text:span> und <text:span text:style-name="T16">S</text:span><text:span text:style-name="T23">N</text:span><text:span text:style-name="T20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eil sie idempotent und hermitesch sind, also die Eigenschaften von Projektionsoperatoren besitzen.</text:span></text:p>
            <text:p><text:span text:style-name="T2"/></text:p>
            <text:p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projezieren auf orthogonale Teilräume des </text:span><text:span text:style-name="T3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6">Ist die Vereinigung der Teilräume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 und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mit dem Produktraum </text:span><text:span text:style-name="T57">ℋ</text:span><text:span text:style-name="T58">N</text:span><text:span text:style-name="T56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schon für </text:span><text:span text:style-name="T3">N</text:span><text:span text:style-name="T2"> &gt; 2 ist die Summe aus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nicht mehr die Identität </text:span><text:span text:style-name="T73">1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7" draw:layer="layout" svg:width="25.199cm" svg:height="3.511cm" svg:x="1.4cm" svg:y="0.835cm" presentation:class="title" presentation:user-transformed="true">
          <draw:text-box>
            <text:p><text:span text:style-name="T56">Mit welchem Teilraum vervollständigt man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 und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zu dem Produktraum </text:span><text:span text:style-name="T57">ℋ</text:span><text:span text:style-name="T58">N</text:span><text:span text:style-name="T56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Mit dem Projektionsoperator </text:span><text:span text:style-name="T3">S</text:span><text:span text:style-name="T6">N</text:span><text:span text:style-name="T18">(0)</text:span><text:span text:style-name="T2">. Dieser bildet auf einen Teilraum </text:span><text:span text:style-name="T3">ℋ</text:span><text:span text:style-name="T6">N</text:span><text:span text:style-name="T18">(0)</text:span><text:span text:style-name="T2"> ab, welcher orthogonal zu den von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erzeugten Teilräumen </text:span><text:span text:style-name="T3">ℋ</text:span><text:span text:style-name="T6">N</text:span><text:span text:style-name="T18">(+)</text:span><text:span text:style-name="T2"> und </text:span><text:span text:style-name="T3">ℋ</text:span><text:span text:style-name="T6">N</text:span><text:span text:style-name="T18">(-)</text:span><text:span text:style-name="T2"> ist. Er wird definiert durch: </text:span></text:p>
            <text:p><text:span text:style-name="T3"/></text:p>
            <text:p><text:span text:style-name="T3">S</text:span><text:span text:style-name="T6">N</text:span><text:span text:style-name="T18">(+)</text:span><text:span text:style-name="T2"> + </text:span><text:span text:style-name="T3">S</text:span><text:span text:style-name="T6">N</text:span><text:span text:style-name="T18">(-)</text:span><text:span text:style-name="T2"> + </text:span><text:span text:style-name="T3">S</text:span><text:span text:style-name="T6">N</text:span><text:span text:style-name="T18">(0)</text:span><text:span text:style-name="T2"> = </text:span><text:span text:style-name="T73">1</text:span><text:span text:style-name="T6">N</text:span></text:p>
            <text:p><text:span text:style-name="T75"/></text:p>
            <text:p><text:span text:style-name="T75">Er ist idempotent und hermitesch, mithin ebenfalls ein Projektionsoper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23">N</text:span><text:span text:style-name="T20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7.584cm" svg:height="4.058cm" svg:x="5.207cm" svg:y="8.47cm">
          <text:p/>
          <draw:object xlink:href="../Idempotenz%20des%20(Anti-)Symmetrisierungsoperators%20S(+-)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16">S</text:span><text:span text:style-name="T23">N</text:span><text:span text:style-name="T20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<text:span text:style-name="T2">Es ist </text:span><text:span text:style-name="T3">℘</text:span><text:span text:style-name="T67">†</text:span><text:span text:style-name="T8"> = </text:span><text:span text:style-name="T69">℘</text:span><text:span text:style-name="T9">-1</text:span><text:span text:style-name="T8">. Da </text:span><text:span text:style-name="T69">℘</text:span><text:span text:style-name="T8"> ein Produkt von Transpositionen darstellt, ist </text:span><text:span text:style-name="T69">℘</text:span><text:span text:style-name="T9">-1</text:span><text:span text:style-name="T8"> gerade die Permutation, in der die Transpositionen in umgekehrter Reihenfolge erscheinen. Insbesondere ist die Zahl der Transpositionen für </text:span><text:span text:style-name="T69">℘</text:span><text:span text:style-name="T8"> und </text:span><text:span text:style-name="T69">℘</text:span><text:span text:style-name="T9">-1</text:span><text:span text:style-name="T8"> dieselbe.</text:span></text:p>
          </draw:text-box>
        </draw:frame>
        <draw:frame draw:style-name="gr2" draw:text-style-name="P3" draw:layer="layout" svg:width="19.286cm" svg:height="5.792cm" svg:x="4.356cm" svg:y="13.603cm">
          <text:p/>
          <draw:object xlink:href="../Hermitezität%20des%20(Anti-)Symmetrisierungsoperators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23">N</text:span><text:span text:style-name="T20">(</text:span><text:span text:style-name="T137">+</text:span><text:span text:style-name="T91">)</text:span><text:span text:style-name="T64"> zu </text:span><text:span text:style-name="T112">S</text:span><text:span text:style-name="T63">N</text:span><text:span text:style-name="T91">(</text:span><text:span text:style-name="T90">-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Für beliebige Zustände |</text:span><text:span text:style-name="T7">φ</text:span><text:span text:style-name="T65">N</text:span><text:span text:style-name="T8">⟩ , |</text:span><text:span text:style-name="T7">ψ</text:span><text:span text:style-name="T65">N</text:span><text:span text:style-name="T8">⟩ des </text:span><text:span text:style-name="T138">ℋ</text:span><text:span text:style-name="T139">N</text:span><text:span text:style-name="T140"> gilt:</text:span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1">S</text:span><text:span text:style-name="T139">N</text:span><text:span text:style-name="T133">(+)</text:span><text:span text:style-name="T140"> und </text:span><text:span text:style-name="T141">S</text:span><text:span text:style-name="T139">N</text:span><text:span text:style-name="T133">(-)</text:span><text:span text:style-name="T140"> projezieren also auf orthogonale Teilräume des </text:span><text:span text:style-name="T138">ℋ</text:span><text:span text:style-name="T139">N</text:span><text:span text:style-name="T142">:</text:span></text:p>
            <text:p><text:span text:style-name="T143">S</text:span><text:span text:style-name="T139">N</text:span><text:span text:style-name="T144">(+)</text:span><text:span text:style-name="T142"> </text:span><text:span text:style-name="T143">S</text:span><text:span text:style-name="T139">N</text:span><text:span text:style-name="T144">(-)</text:span><text:span text:style-name="T142"> = </text:span><text:span text:style-name="T143">S</text:span><text:span text:style-name="T139">N</text:span><text:span text:style-name="T144">(-)</text:span><text:span text:style-name="T142"> </text:span><text:span text:style-name="T143">S</text:span><text:span text:style-name="T139">N</text:span><text:span text:style-name="T144">(+)</text:span><text:span text:style-name="T142"> = 0</text:span></text:p>
          </draw:text-box>
        </draw:frame>
        <draw:frame draw:style-name="gr2" draw:text-style-name="P3" draw:layer="layout" svg:width="21.653cm" svg:height="3.379cm" svg:x="3.173cm" svg:y="8.81cm">
          <text:p/>
          <draw:object xlink:href="../Orthogonalität%20des%20Symmetrie%20und%20Antisymmetrieoperators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23">N</text:span><text:span text:style-name="T20">(</text:span><text:span text:style-name="T137">0</text:span><text:span text:style-name="T91">)</text:span><text:span text:style-name="T64"> zu </text:span><text:span text:style-name="T112">S</text:span><text:span text:style-name="T63">N</text:span><text:span text:style-name="T91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9.312cm" svg:height="9.313cm" svg:x="4.343cm" svg:y="6.843cm">
          <text:p/>
          <draw:object xlink:href="../Orthogonalität%20von%20S(+-)%20zu%20S(0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23">N</text:span><text:span text:style-name="T20">(</text:span><text:span text:style-name="T137">0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806cm" svg:height="1.541cm" svg:x="6.596cm" svg:y="10.729cm">
          <text:p/>
          <draw:object xlink:href="../Idempotenz%20von%20S(0)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145">ℋ</text:span><text:span text:style-name="T23">N</text:span><text:span text:style-name="T20">(</text:span><text:span text:style-name="T90">±</text:span><text:span text:style-name="T91">)</text:span> auf?</text:p>
          </draw:text-box>
        </draw:frame>
        <draw:frame presentation:style-name="pr2" draw:text-style-name="P12" draw:layer="layout" svg:width="25.199cm" svg:height="13.615cm" svg:x="1.4cm" svg:y="5.192cm" presentation:class="subtitle" presentation:user-transformed="true">
          <draw:text-box>
            <text:p><text:span text:style-name="T146">Sei <text:s text:c="3"/>ein vollständiger </text:span><text:span text:style-name="T147">Satz</text:span><text:span text:style-name="T146"> kommutierender Ein-Teilchen-Observablen, so bilden die Eigenzustände {|</text:span><text:span text:style-name="T148">φα</text:span><text:span text:style-name="T149">i</text:span><text:span text:style-name="T150">⟩}</text:span><text:span text:style-name="T146"> eine orthonormierte Basis des </text:span><text:span text:style-name="T151">ℋ</text:span><text:span text:style-name="T152">1</text:span><text:span text:style-name="T146">:</text:span></text:p>
            <text:p><text:span text:style-name="T146"/></text:p>
            <text:p text:style-name="P10"><text:span text:style-name="T153">(summiert wird über die Quantenzahlen des Zustands!)</text:span></text:p>
            <text:p><text:span text:style-name="T146"/></text:p>
            <text:p><text:span text:style-name="T146">Aus den Produktzuständen erhält man eine Basis des </text:span><text:span text:style-name="T147">N</text:span><text:span text:style-name="T146">-Teilchen-Raums, nach denen sich jeder Zustand des </text:span><text:span text:style-name="T151">ℋ</text:span><text:span text:style-name="T154">N</text:span><text:span text:style-name="T146"> entwickeln lässt:</text:span></text:p>
            <text:p><text:span text:style-name="T146"/></text:p>
            <text:p text:style-name="P10"><text:span text:style-name="T153">(summiert wird noch immer über die Quantenzahlen der Zustände!)</text:span></text:p>
            <text:p><text:span text:style-name="T146">Die (anti-)symmtrisierten Zustände der Unterräume </text:span><text:span text:style-name="T151">ℋ</text:span><text:span text:style-name="T155">N</text:span><text:span text:style-name="T156">(</text:span><text:span text:style-name="T157">±</text:span><text:span text:style-name="T158">)</text:span><text:span text:style-name="T146"> sind ebenfalls Elemente des </text:span><text:span text:style-name="T151">ℋ</text:span><text:span text:style-name="T154">N</text:span><text:span text:style-name="T146"> und lassen sich also auch genau so entwickeln:</text:span></text:p>
            <text:p><text:span text:style-name="T146"/></text:p>
            <text:p text:style-name="P10"><text:span text:style-name="T146">Das Skalarprodukt formt man wie folgt um:</text:span></text:p>
            <text:p><text:span text:style-name="T146"/></text:p>
            <text:p text:style-name="P10"><text:span text:style-name="T146">So erhält man nach Anwendung des Operators </text:span><text:span text:style-name="T147">S</text:span><text:span text:style-name="T154">N</text:span><text:span text:style-name="T159">(</text:span><text:span text:style-name="T160">±</text:span><text:span text:style-name="T161">)</text:span><text:span text:style-name="T146"> auf beide Seiten die Basiszustände des </text:span><text:span text:style-name="T151">ℋ</text:span><text:span text:style-name="T155">N</text:span><text:span text:style-name="T156">(</text:span><text:span text:style-name="T157">±</text:span><text:span text:style-name="T158">)</text:span><text:span text:style-name="T162">:</text:span></text:p>
          </draw:text-box>
        </draw:frame>
        <draw:frame draw:style-name="gr2" draw:text-style-name="P3" draw:layer="layout" svg:width="0.56cm" svg:height="0.6cm" svg:x="3.978cm" svg:y="5.327cm">
          <text:p/>
          <draw:object xlink:href="../hat%20phi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9.08cm" svg:height="1.6cm" svg:x="2.974cm" svg:y="6.693cm">
          <text:p/>
          <draw:object xlink:href="../Orthonormierte%20Basis%20des%20H1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11.77cm" svg:height="1.6cm" svg:x="7.658cm" svg:y="10.851cm">
          <text:p/>
          <draw:object xlink:href="../Basis%20des%20HN%20(besser%20formatiert)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12.54cm" svg:height="1.6cm" svg:x="7.882cm" svg:y="14.463cm">
          <text:p/>
          <draw:object xlink:href="../Elemente%20des%20HN(+-)%20in%20der%20Basis%20des%20HN%20(besser%20formatiert)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3" draw:layer="layout" svg:width="27cm" svg:height="1.15cm" svg:x="0.539cm" svg:y="16.589cm">
          <text:p/>
          <draw:object xlink:href="../Umformung%20des%20Skalarprodukts%20in%20der%20Entwicklung%20eines%20(anti-)symmetrischen%20Vektors%20nach%20der%20Basis%20des%20HN.odf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26.984cm" svg:height="1.679cm" svg:x="0.514cm" svg:y="19.051cm">
          <text:p/>
          <draw:object xlink:href="../Basis%20des%20HN(+-)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0.78cm" svg:height="0.7cm" svg:x="10.467cm" svg:y="11.043cm">
          <text:p/>
          <draw:object xlink:href="../sum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0.78cm" svg:height="0.7cm" svg:x="16.835cm" svg:y="6.877cm">
          <text:p/>
          <draw:object xlink:href="../sum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3" draw:layer="layout" svg:width="0.78cm" svg:height="0.7cm" svg:x="11.067cm" svg:y="14.677cm">
          <text:p/>
          <draw:object xlink:href="../sum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3" draw:layer="layout" svg:width="0.78cm" svg:height="0.7cm" svg:x="3.899cm" svg:y="19.277cm">
          <text:p/>
          <draw:object xlink:href="../sum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3" draw:layer="layout" svg:width="0.78cm" svg:height="0.7cm" svg:x="15.867cm" svg:y="19.277cm">
          <text:p/>
          <draw:object xlink:href="../su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Ein Basiszustand des antisymmetrischen Raums <text:span text:style-name="T145">ℋ</text:span><text:span text:style-name="T23">N</text:span><text:span text:style-name="T20">(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4">Wieso lassen sich die Basiszustände des antisymmetrischen Raums </text:span><text:span text:style-name="T163">ℋ</text:span><text:span text:style-name="T164">N</text:span><text:span text:style-name="T126">(-)</text:span><text:span text:style-name="T24"> als Slater-Determinante schreiben?</text:span></text:p>
          </draw:text-box>
        </draw:frame>
        <draw:frame presentation:style-name="pr4" draw:layer="layout" svg:width="25.199cm" svg:height="13.976cm" svg:x="1.4cm" svg:y="6.017cm" presentation:class="subtitle" presentation:user-transformed="true">
          <draw:text-box>
            <text:p>Der Basiszustand |<text:span text:style-name="T94">φ</text:span><text:span text:style-name="T66">α</text:span><text:span text:style-name="T95">i</text:span><text:span text:style-name="T96">⟩</text:span><text:span text:style-name="T165">(-)</text:span><text:span text:style-name="T96"> entspricht dem </text:span><text:span text:style-name="T101">antisymmetrisierten</text:span><text:span text:style-name="T96"> Basiszustand |</text:span><text:span text:style-name="T94">φ</text:span><text:span text:style-name="T66">α</text:span><text:span text:style-name="T95">i</text:span><text:span text:style-name="T96">⟩:</text:span></text:p>
            <text:p><text:span text:style-name="T96"/></text:p>
            <text:p><text:span text:style-name="T96"/></text:p>
            <text:p><text:span text:style-name="T96">Es wird also </text:span><text:span text:style-name="T101">jede</text:span><text:span text:style-name="T166"> denkbare Permutation des Zustands durchgeführt, d.h. jede denkbare Reihenfolge der Indizes (1 . . . N), wobei jeweils jede der Quantenzahlen </text:span><text:span text:style-name="T94">α</text:span><text:span text:style-name="T95">i</text:span><text:span text:style-name="T166"> genau einmal enthalten ist, und über die Permutationen addiert. Allerdings eliminieren sich manche Permutationen selbst, da sie dieselben Indizes mit derselben Quantenzahl wie andere enthalten, </text:span><text:span text:style-name="T166">jedoch </text:span><text:span text:style-name="T166">aufgrund unterschiedlicher Anzahl von Vertauschungen mit anderem Vorzeichen (da antisymmetrisch). Das Verhalten entspricht also der Berechnung einer Determinante (mit dem zusätzlichen Vorfaktor 1/N! )</text:span></text:p>
          </draw:text-box>
        </draw:frame>
        <draw:frame draw:style-name="gr2" draw:text-style-name="P3" draw:layer="layout" svg:width="10.794cm" svg:height="2.645cm" svg:x="8.602cm" svg:y="7.931cm">
          <text:p/>
          <draw:object xlink:href="../Slater-Determinante%20(Herleitung)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stellt man die Basis des <text:span text:style-name="T167">ℋ</text:span><text:span text:style-name="T168">N</text:span><text:span text:style-name="T169">(</text:span><text:span text:style-name="T170">±</text:span><text:span text:style-name="T171">)</text:span><text:span text:style-name="T172"> aus (anti-)symmetrische Produktzuständen dar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8.89cm" svg:height="5.713cm" svg:x="4.554cm" svg:y="7.643cm">
          <text:p/>
          <draw:object xlink:href="../Darstellung%20der%20Basis%20des%20HN(+-)%20aus%20(anti-)symmetrischen%20Produktzuständen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16">ℋ</text:span><text:span text:style-name="T23">N</text:span><text:span text:style-name="T20">(</text:span><text:span text:style-name="T90">±</text:span><text:span text:style-name="T91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275cm" svg:height="10.72cm" svg:x="1.862cm" svg:y="6.139cm">
          <text:p/>
          <draw:object xlink:href="../Skalarprodukt%20zwischen%20(anti-)symmetrischen%20Basiszuständen%20(besser%20formatiert)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5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24">Wie lässt sich die Observable </text:span><text:span text:style-name="T28">A</text:span><text:span text:style-name="T125">N</text:span><text:span text:style-name="T24"> durch ihre Matrixelemente in der (anti-)symmetrisierten </text:span><text:span text:style-name="T28">N</text:span><text:span text:style-name="T24">-Teilchen-Basis ausdrüc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Durch die</text:p>
            <text:p text:style-name="P10">Vollständigkeitsrelation<text:tab/><text:tab/><text:tab/><text:tab/><text:tab/><text:tab/><text:tab/><text:tab/><text:tab/><text:tab/><text:tab/><text:tab/><text:tab/>:</text:p>
          </draw:text-box>
        </draw:frame>
        <draw:frame draw:style-name="gr2" draw:text-style-name="P3" draw:layer="layout" svg:width="15.4cm" svg:height="2.096cm" svg:x="10.199cm" svg:y="11.097cm">
          <text:p/>
          <draw:object xlink:href="../Vollständigkeitsrelation%20in%20HN(+-)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3" draw:layer="layout" svg:width="27cm" svg:height="3.84cm" svg:x="0.568cm" svg:y="15.432cm">
          <text:p/>
          <draw:object xlink:href="../Matrixelemente%20des%20Operators%20AN%20in%20der%20Basis%20des%20HN(+-)%20(besser%20formatiert)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3" draw:layer="layout" svg:width="1.12cm" svg:height="1cm" svg:x="10.867cm" svg:y="11.343cm">
          <text:p/>
          <draw:object xlink:href="../sum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3" draw:layer="layout" svg:width="1.12cm" svg:height="1cm" svg:x="2.113cm" svg:y="17.243cm">
          <text:p/>
          <draw:object xlink:href="../sum.odf" xlink:type="simple" xlink:show="embed" xlink:actuate="onLoad"/>
          <draw:image xlink:href="./ObjectReplacements/Object 59" xlink:type="simple" xlink:show="embed" xlink:actuate="onLoad"/>
        </draw:frame>
        <draw:frame draw:style-name="gr2" draw:text-style-name="P3" draw:layer="layout" svg:width="1.12cm" svg:height="1cm" svg:x="4.421cm" svg:y="17.243cm">
          <text:p/>
          <draw:object xlink:href="../sum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as versteht man unter der Besetzungszahl </text:span><text:span text:style-name="T39">n</text:span><text:span text:style-name="T173">α</text:span><text:span text:style-name="T174">i</text:span><text:span text:style-name="T36">? Welche Werte kann sie im </text:span><text:span text:style-name="T175">ℋ</text:span><text:span text:style-name="T174">N</text:span><text:span text:style-name="T176">(</text:span><text:span text:style-name="T84">-</text:span><text:span text:style-name="T176">)</text:span><text:span text:style-name="T36"> und welche im </text:span><text:span text:style-name="T175">ℋ</text:span><text:span text:style-name="T174">N</text:span><text:span text:style-name="T176">(</text:span><text:span text:style-name="T84">+</text:span><text:span text:style-name="T176">)</text:span><text:span text:style-name="T36"> annehmen?</text:span></text:p>
          </draw:text-box>
        </draw:frame>
        <draw:frame presentation:style-name="pr2" draw:text-style-name="P2" draw:layer="layout" svg:width="25.199cm" svg:height="12.296cm" svg:x="1.4cm" svg:y="4.856cm" presentation:class="subtitle" presentation:user-transformed="true">
          <draw:text-box>
            <text:p text:style-name="P2">Die Häufigkeit, mit welcher der Ein-Teilchen-Zustand |<text:span text:style-name="T94">φ</text:span><text:span text:style-name="T66">α</text:span><text:span text:style-name="T95">i</text:span><text:span text:style-name="T96">⟩ in dem betrachteten </text:span><text:span text:style-name="T101">N</text:span><text:span text:style-name="T96">-Teilchen-Zustand vorkommt</text:span></text:p>
            <text:p text:style-name="P2"><text:span text:style-name="T96">(oder auch: die Zahl der identischen Teilchen, die sich im Ein-Teilchen-Zustand |</text:span><text:span text:style-name="T94">φ</text:span><text:span text:style-name="T66">α</text:span><text:span text:style-name="T95">i</text:span><text:span text:style-name="T96">⟩</text:span><text:span text:style-name="T96"> befinden)</text:span></text:p>
            <text:p text:style-name="P2"><text:span text:style-name="T96"><text:line-break/></text:span><text:span text:style-name="T96">Es gilt:</text:span></text:p>
            <text:p text:style-name="P2"><text:span text:style-name="T96"/></text:p>
            <text:p text:style-name="P2"><text:span text:style-name="T96"/></text:p>
            <text:p text:style-name="P13"><text:span text:style-name="T96"/></text:p>
            <text:p text:style-name="P13"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n</text:span><text:span text:style-name="T66">α</text:span><text:span text:style-name="T95">i</text:span><text:span text:style-name="T96"> = 0 , 1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für Zustände im </text:span><text:span text:style-name="T167">ℋ</text:span><text:span text:style-name="T177">N</text:span><text:span text:style-name="T178">(-)</text:span><text:span text:style-name="T179"> ,</text:span></text:p>
            <text:p text:style-name="P13"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n</text:span><text:span text:style-name="T66">α</text:span><text:span text:style-name="T95">i</text:span><text:span text:style-name="T96"> = 0 , 1, 2, . . .</text:span><text:span text:style-name="T96"><text:tab/></text:span><text:span text:style-name="T96"><text:tab/></text:span><text:span text:style-name="T96"><text:tab/></text:span><text:span text:style-name="T96">für Zustände im </text:span><text:span text:style-name="T167">ℋ</text:span><text:span text:style-name="T177">N</text:span><text:span text:style-name="T178">(+)</text:span></text:p>
          </draw:text-box>
        </draw:frame>
        <draw:frame draw:style-name="gr2" draw:text-style-name="P3" draw:layer="layout" svg:width="4.539cm" svg:height="2.037cm" svg:x="11.73cm" svg:y="12.481cm">
          <text:p/>
          <draw:object xlink:href="../Summe%20über%20alle%20Besetzungszahlen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>
            <draw:text-box>
              <text:p>Warum ist das so? Weil sich sonst ein Zustand nach einer Transposition auslöschen könnte bei Antisymmetrie?</text:p>
            </draw:text-box>
          </draw:frame>
        </presentation:notes>
      </draw:page>
      <draw:page draw:name="page6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Bei der Normierung der N-Teilchen-Zustände fällt auf, dass..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6">Welcher Teilchentyp wird im Hilbert-Raum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, welcher im Hilbert-Raum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6">Welche Hilbert-Räume werden durch den Erzeugungsoperator </text:span><text:span text:style-name="T57">a</text:span><text:span text:style-name="T58">α</text:span><text:span text:style-name="T134">+</text:span><text:span text:style-name="T56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2">N</text:span><text:span text:style-name="T1">-Teilchen-Zustand |</text:span><text:span text:style-name="T105">φ</text:span><text:span text:style-name="T180">α</text:span><text:span text:style-name="T181">1</text:span><text:span text:style-name="T15"> . . . </text:span><text:span text:style-name="T105">φ</text:span><text:span text:style-name="T180">α</text:span><text:span text:style-name="T182">N</text:span><text:span text:style-name="T15">⟩</text:span><text:span text:style-name="T108">(±)</text:span><text:span text:style-name="T1"> mit Hilfe von Erzeugungsoperatoren aus dem Vakuumzustand |0</text:span><text:span text:style-name="T15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113">Was ergibt die Anwendung des Vernichters </text:span><text:span text:style-name="T114">a</text:span><text:span text:style-name="T115">γ</text:span><text:span text:style-name="T113"> auf einen </text:span><text:span text:style-name="T114">N</text:span><text:span text:style-name="T113">-Teilchen-Zustand, in dem der Ein-Teilchen-Zustand |</text:span><text:span text:style-name="T183">φ</text:span><text:span text:style-name="T115">γ</text:span><text:span text:style-name="T113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2">a</text:span><text:span text:style-name="T107">r</text:span><text:span text:style-name="T14">+</text:span><text:span text:style-name="T1"> auf einen Fock-Zustand </text:span><text:span text:style-name="T1"><text:line-break/></text:span><text:span text:style-name="T1">|</text:span><text:span text:style-name="T12">N</text:span><text:span text:style-name="T1">; </text:span><text:span text:style-name="T12">n</text:span><text:span text:style-name="T184">α</text:span><text:span text:style-name="T185">1</text:span><text:span text:style-name="T186"> . . . </text:span><text:span text:style-name="T187">n</text:span><text:span text:style-name="T184">α</text:span><text:span text:style-name="T106">r</text:span><text:span text:style-name="T186"> . . .⟩</text:span><text:span text:style-name="T109">(</text:span><text:span text:style-name="T108">±</text:span><text:span text:style-name="T109">)</text:span><text:span text:style-name="T186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1" draw:layer="layout" svg:width="25.199cm" svg:height="3.506cm" svg:x="1.4cm" svg:y="0.833cm" presentation:class="title" presentation:user-transformed="true">
          <draw:text-box>
            <text:p><text:span text:style-name="T113">Was lässt sich beim H</text:span><text:span text:style-name="T188">2</text:span><text:span text:style-name="T113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1" draw:layer="layout" svg:width="25.199cm" svg:height="3.506cm" svg:x="1.4cm" svg:y="0.832cm" presentation:class="title" presentation:user-transformed="true">
          <draw:text-box>
            <text:p><text:span text:style-name="T113">Wie kann man sich erklären, dass eine bestimmte Spineinstellung der beiden Elektronen energetisch bevorzugt ist, obwohl der Modell-Hamilton-Operator des H</text:span><text:span text:style-name="T188">2</text:span><text:span text:style-name="T113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32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113">In welcher Hinsicht trägt die Modellrechnung des H</text:span><text:span text:style-name="T188">2</text:span><text:span text:style-name="T113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24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3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2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1" svg:font-family="'Segoe UI Symbol'" style:font-family-generic="swiss" style:font-pitch="variable"/>
    <style:font-face style:name="Segoe UI Symbol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11-01T19:39:57.058000000</dc:date>
    <meta:document-statistic meta:object-count="462"/>
  </office:meta>
</office:document-meta>
</file>